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master-page-name="Standard">
      <style:table-properties style:width="10.425in" fo:margin-left="-0.0368in" fo:margin-top="0in" fo:margin-bottom="0in" style:page-number="auto" table:align="left" style:writing-mode="lr-tb"/>
    </style:style>
    <style:style style:name="Table1.A" style:family="table-column">
      <style:table-column-properties style:column-width="0.4069in"/>
    </style:style>
    <style:style style:name="Table1.B" style:family="table-column">
      <style:table-column-properties style:column-width="0.625in"/>
    </style:style>
    <style:style style:name="Table1.C" style:family="table-column">
      <style:table-column-properties style:column-width="0.875in"/>
    </style:style>
    <style:style style:name="Table1.D" style:family="table-column">
      <style:table-column-properties style:column-width="0.3514in"/>
    </style:style>
    <style:style style:name="Table1.E" style:family="table-column">
      <style:table-column-properties style:column-width="0.45in"/>
    </style:style>
    <style:style style:name="Table1.F" style:family="table-column">
      <style:table-column-properties style:column-width="3.9in"/>
    </style:style>
    <style:style style:name="Table1.G" style:family="table-column">
      <style:table-column-properties style:column-width="3.425in"/>
    </style:style>
    <style:style style:name="Table1.H" style:family="table-column">
      <style:table-column-properties style:column-width="0.3917in"/>
    </style:style>
    <style:style style:name="Table1.1" style:family="table-row">
      <style:table-row-properties fo:keep-together="auto"/>
    </style:style>
    <style:style style:name="Table1.A1" style:family="table-cell">
      <style:table-cell-properties fo:background-color="#ffffff" fo:padding-left="0.0368in" fo:padding-right="0.0333in" fo:padding-top="0in" fo:padding-bottom="0in" fo:border-left="0.5pt solid #00000a" fo:border-right="0.75pt solid #00000a" fo:border-top="0.5pt solid #00000a" fo:border-bottom="0.75pt solid #00000a">
        <style:background-image/>
      </style:table-cell-properties>
    </style:style>
    <style:style style:name="Table1.B1" style:family="table-cell">
      <style:table-cell-properties fo:background-color="#ffffff" fo:padding-left="0.0368in" fo:padding-right="0.0333in" fo:padding-top="0in" fo:padding-bottom="0in" fo:border-left="0.75pt solid #00000a" fo:border-right="0.75pt solid #00000a" fo:border-top="0.5pt solid #00000a" fo:border-bottom="0.75pt solid #00000a">
        <style:background-image/>
      </style:table-cell-properties>
    </style:style>
    <style:style style:name="Table1.H1" style:family="table-cell">
      <style:table-cell-properties fo:background-color="#ffffff" fo:padding-left="0.0368in" fo:padding-right="0.0333in" fo:padding-top="0in" fo:padding-bottom="0in" fo:border-left="0.75pt solid #00000a" fo:border-right="0.5pt solid #00000a" fo:border-top="0.5pt solid #00000a" fo:border-bottom="0.75pt solid #00000a">
        <style:background-image/>
      </style:table-cell-properties>
    </style:style>
    <style:style style:name="Table1.A2" style:family="table-cell">
      <style:table-cell-properties fo:background-color="#ffffff" fo:padding-left="0.0368in" fo:padding-right="0.0333in" fo:padding-top="0in" fo:padding-bottom="0in" fo:border-left="0.5pt solid #00000a" fo:border-right="0.75pt solid #00000a" fo:border-top="0.75pt solid #00000a" fo:border-bottom="0.75pt solid #00000a">
        <style:background-image/>
      </style:table-cell-properties>
    </style:style>
    <style:style style:name="Table1.B2" style:family="table-cell">
      <style:table-cell-properties fo:background-color="#ffffff" fo:padding-left="0.0368in" fo:padding-right="0.0333in" fo:padding-top="0in" fo:padding-bottom="0in" fo:border="0.75pt solid #00000a">
        <style:background-image/>
      </style:table-cell-properties>
    </style:style>
    <style:style style:name="Table1.H2" style:family="table-cell">
      <style:table-cell-properties fo:background-color="#ffffff" fo:padding-left="0.0368in" fo:padding-right="0.0333in" fo:padding-top="0in" fo:padding-bottom="0in" fo:border-left="0.75pt solid #00000a" fo:border-right="0.5pt solid #00000a" fo:border-top="0.75pt solid #00000a" fo:border-bottom="0.75pt solid #00000a">
        <style:background-image/>
      </style:table-cell-properties>
    </style:style>
    <style:style style:name="Table1.A61" style:family="table-cell">
      <style:table-cell-properties fo:background-color="#ffffff" fo:padding-left="0.0368in" fo:padding-right="0.0333in" fo:padding-top="0in" fo:padding-bottom="0in" fo:border-left="0.5pt solid #00000a" fo:border-right="0.75pt solid #00000a" fo:border-top="0.75pt solid #00000a" fo:border-bottom="0.5pt solid #00000a">
        <style:background-image/>
      </style:table-cell-properties>
    </style:style>
    <style:style style:name="Table1.B61" style:family="table-cell">
      <style:table-cell-properties fo:background-color="#ffffff" fo:padding-left="0.0368in" fo:padding-right="0.0333in" fo:padding-top="0in" fo:padding-bottom="0in" fo:border-left="0.75pt solid #00000a" fo:border-right="0.75pt solid #00000a" fo:border-top="0.75pt solid #00000a" fo:border-bottom="0.5pt solid #00000a">
        <style:background-image/>
      </style:table-cell-properties>
    </style:style>
    <style:style style:name="Table1.H61" style:family="table-cell">
      <style:table-cell-properties fo:background-color="#ffffff" fo:padding-left="0.0368in" fo:padding-right="0.0333in" fo:padding-top="0in" fo:padding-bottom="0in" fo:border-left="0.75pt solid #00000a" fo:border-right="0.5pt solid #00000a" fo:border-top="0.75pt solid #00000a" fo:border-bottom="0.5pt solid #00000a">
        <style:background-image/>
      </style:table-cell-properties>
    </style:style>
    <style:style style:name="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P2" style:family="paragraph" style:parent-style-name="Header">
      <style:text-properties style:font-name="Arial2" fo:font-size="9pt" style:font-size-asian="9pt" style:font-name-complex="Arial3"/>
    </style:style>
    <style:style style:name="P3" style:family="paragraph" style:parent-style-name="Header">
      <style:paragraph-properties fo:margin-top="0.0693in" fo:margin-bottom="0.0417in" style:contextual-spacing="false" fo:line-height="0.1665in" fo:text-align="center" style:justify-single-word="false"/>
    </style:style>
    <style:style style:name="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P5"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P6"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P9" style:family="paragraph" style:parent-style-name="Standard">
      <style:text-properties fo:font-size="9pt" style:font-size-asian="9pt" style:font-size-complex="9pt"/>
    </style:style>
    <style:style style:name="P10" style:family="paragraph" style:parent-style-name="Standard">
      <style:text-properties fo:font-size="9pt" officeooo:rsid="001b2e0c" officeooo:paragraph-rsid="001b2e0c" style:font-size-asian="9pt" style:font-size-complex="9pt"/>
    </style:style>
    <style:style style:name="P11" style:family="paragraph" style:parent-style-name="Standard">
      <style:text-properties fo:font-size="9pt" officeooo:rsid="001e7118" officeooo:paragraph-rsid="001e7118" style:font-size-asian="9pt" style:font-size-complex="9pt"/>
    </style:style>
    <style:style style:name="P12" style:family="paragraph" style:parent-style-name="Standard">
      <style:text-properties fo:font-size="9pt" officeooo:rsid="001f09f7" officeooo:paragraph-rsid="001f09f7" style:font-size-asian="9pt" style:font-size-complex="9pt"/>
    </style:style>
    <style:style style:name="P13" style:family="paragraph" style:parent-style-name="Standard">
      <style:text-properties fo:font-size="9pt" style:font-size-asian="9pt" style:font-name-complex="Arial3" style:font-size-complex="9pt"/>
    </style:style>
    <style:style style:name="P14" style:family="paragraph" style:parent-style-name="Standard">
      <style:text-properties fo:color="#000000"/>
    </style:style>
    <style:style style:name="P15" style:family="paragraph" style:parent-style-name="Standard">
      <style:paragraph-properties fo:margin-left="0in" fo:margin-right="0.5917in" fo:text-align="center" style:justify-single-word="false" fo:text-indent="0in" style:auto-text-indent="false"/>
      <style:text-properties fo:font-size="9pt" fo:language="en" fo:country="GB" style:font-size-asian="9pt" style:language-asian="en" style:country-asian="US" style:font-size-complex="9pt"/>
    </style:style>
    <style:style style:name="P16" style:family="paragraph" style:parent-style-name="Normal_20__28_Web_29_">
      <style:paragraph-properties fo:margin-top="0.0193in" fo:margin-bottom="0.0193in" style:contextual-spacing="false"/>
    </style:style>
    <style:style style:name="P17" style:family="paragraph" style:parent-style-name="Normal_20__28_Web_29_">
      <style:paragraph-properties fo:margin-top="0.0193in" fo:margin-bottom="0.0193in" style:contextual-spacing="false"/>
      <style:text-properties style:font-name="Arial2" fo:font-size="9pt" style:font-size-asian="9pt" style:font-name-complex="Arial3" style:font-size-complex="9pt"/>
    </style:style>
    <style:style style:name="P18" style:family="paragraph" style:parent-style-name="Normal_20__28_Web_29_">
      <style:paragraph-properties fo:margin-top="0.0193in" fo:margin-bottom="0.0193in" style:contextual-spacing="false"/>
      <style:text-properties style:font-name="Arial2" fo:font-size="9pt" fo:font-weight="bold" style:font-size-asian="9pt" style:font-weight-asian="bold" style:font-name-complex="Arial3" style:font-size-complex="9pt" style:font-weight-complex="bold"/>
    </style:style>
    <style:style style:name="P19" style:family="paragraph" style:parent-style-name="ISO_5f_Clause">
      <style:paragraph-properties fo:margin-top="0.0417in" fo:margin-bottom="0.0417in" style:contextual-spacing="false"/>
      <style:text-properties style:font-size-complex="9pt"/>
    </style:style>
    <style:style style:name="P20" style:family="paragraph" style:parent-style-name="ISO_5f_Clause">
      <style:paragraph-properties fo:margin-top="0.0417in" fo:margin-bottom="0.0417in" style:contextual-spacing="false" fo:line-height="100%"/>
      <style:text-properties style:font-size-complex="9pt"/>
    </style:style>
    <style:style style:name="P21" style:family="paragraph" style:parent-style-name="ISO_5f_Paragraph">
      <style:paragraph-properties fo:margin-top="0.0417in" fo:margin-bottom="0.0417in" style:contextual-spacing="false" fo:line-height="100%"/>
      <style:text-properties style:font-size-complex="9pt"/>
    </style:style>
    <style:style style:name="P22" style:family="paragraph" style:parent-style-name="ISO_5f_Comm_5f_Type">
      <style:paragraph-properties fo:margin-top="0.0417in" fo:margin-bottom="0.0417in" style:contextual-spacing="false" fo:line-height="100%"/>
      <style:text-properties style:font-size-complex="9pt"/>
    </style:style>
    <style:style style:name="P23" style:family="paragraph" style:parent-style-name="ISO_5f_Change">
      <style:paragraph-properties fo:margin-top="0.0417in" fo:margin-bottom="0.0417in" style:contextual-spacing="false"/>
    </style:style>
    <style:style style:name="P24" style:family="paragraph" style:parent-style-name="ISO_5f_Change">
      <style:paragraph-properties fo:margin-top="0.0417in" fo:margin-bottom="0.0417in" style:contextual-spacing="false"/>
      <style:text-properties style:font-size-complex="9pt"/>
    </style:style>
    <style:style style:name="P25" style:family="paragraph" style:parent-style-name="ISO_5f_Change">
      <style:paragraph-properties fo:margin-top="0.0417in" fo:margin-bottom="0.0417in" style:contextual-spacing="false" fo:line-height="100%"/>
      <style:text-properties style:font-size-complex="9pt"/>
    </style:style>
    <style:style style:name="P26" style:family="paragraph" style:parent-style-name="ISO_5f_Change">
      <style:paragraph-properties fo:margin-top="0.0417in" fo:margin-bottom="0.0417in" style:contextual-spacing="false" fo:line-height="100%"/>
    </style:style>
    <style:style style:name="P27" style:family="paragraph" style:parent-style-name="ISO_5f_Change">
      <style:paragraph-properties fo:margin-top="0.0417in" fo:margin-bottom="0.0417in" style:contextual-spacing="false" fo:line-height="100%"/>
      <style:text-properties style:font-name-complex="Arial3" style:font-size-complex="9pt"/>
    </style:style>
    <style:style style:name="P28" style:family="paragraph" style:parent-style-name="ISO_5f_Change">
      <style:paragraph-properties fo:margin-top="0.0417in" fo:margin-bottom="0.0417in" style:contextual-spacing="false" fo:text-align="justify" style:justify-single-word="false"/>
    </style:style>
    <style:style style:name="P29" style:family="paragraph" style:parent-style-name="ISO_5f_Secret_5f_Observations">
      <style:paragraph-properties fo:margin-top="0.0417in" fo:margin-bottom="0.0417in" style:contextual-spacing="false" fo:line-height="100%"/>
      <style:text-properties style:font-size-complex="9pt"/>
    </style:style>
    <style:style style:name="P30" style:family="paragraph" style:parent-style-name="ISO_5f_Secret_5f_Observations">
      <style:paragraph-properties fo:margin-top="0.0417in" fo:margin-bottom="0.0417in" style:contextual-spacing="false" fo:line-height="100%"/>
      <style:text-properties officeooo:rsid="00175102" officeooo:paragraph-rsid="00175102" style:font-size-complex="9pt"/>
    </style:style>
    <style:style style:name="P31" style:family="paragraph" style:parent-style-name="ISO_5f_Secret_5f_Observations">
      <style:paragraph-properties fo:margin-top="0.0417in" fo:margin-bottom="0.0417in" style:contextual-spacing="false" fo:line-height="100%"/>
      <style:text-properties officeooo:rsid="0019408e" officeooo:paragraph-rsid="0019408e" style:font-size-complex="9pt"/>
    </style:style>
    <style:style style:name="P32" style:family="paragraph" style:parent-style-name="ISO_5f_Secret_5f_Observations">
      <style:paragraph-properties fo:margin-top="0.0417in" fo:margin-bottom="0.0417in" style:contextual-spacing="false" fo:line-height="100%"/>
      <style:text-properties officeooo:rsid="001d13e2" officeooo:paragraph-rsid="001d13e2" style:font-size-complex="9pt"/>
    </style:style>
    <style:style style:name="P33" style:family="paragraph" style:parent-style-name="ISO_5f_Secret_5f_Observations">
      <style:paragraph-properties fo:margin-top="0.0417in" fo:margin-bottom="0.0417in" style:contextual-spacing="false" fo:line-height="100%"/>
      <style:text-properties officeooo:rsid="001d20db" officeooo:paragraph-rsid="001d20db" style:font-size-complex="9pt"/>
    </style:style>
    <style:style style:name="P34" style:family="paragraph" style:parent-style-name="ISO_5f_Secret_5f_Observations">
      <style:paragraph-properties fo:margin-top="0.0417in" fo:margin-bottom="0.0417in" style:contextual-spacing="false" fo:line-height="100%"/>
      <style:text-properties officeooo:rsid="001e4468" officeooo:paragraph-rsid="001e4468" style:font-size-complex="9pt"/>
    </style:style>
    <style:style style:name="P35" style:family="paragraph" style:parent-style-name="ISO_5f_Secret_5f_Observations">
      <style:paragraph-properties fo:margin-top="0.0417in" fo:margin-bottom="0.0417in" style:contextual-spacing="false" fo:line-height="100%"/>
      <style:text-properties officeooo:rsid="001f09f7" officeooo:paragraph-rsid="001f09f7" style:font-size-complex="9pt"/>
    </style:style>
    <style:style style:name="P36" style:family="paragraph" style:parent-style-name="ISO_5f_Secret_5f_Observations">
      <style:paragraph-properties fo:margin-top="0.0417in" fo:margin-bottom="0.0417in" style:contextual-spacing="false" fo:line-height="100%"/>
      <style:text-properties officeooo:rsid="001f43c7" officeooo:paragraph-rsid="001f43c7" style:font-size-complex="9pt"/>
    </style:style>
    <style:style style:name="P37" style:family="paragraph" style:parent-style-name="ISO_5f_Secret_5f_Observations">
      <style:paragraph-properties fo:margin-top="0.0417in" fo:margin-bottom="0.0417in" style:contextual-spacing="false" fo:line-height="100%"/>
      <style:text-properties officeooo:rsid="0021b0e5" officeooo:paragraph-rsid="0021b0e5" style:font-size-complex="9pt"/>
    </style:style>
    <style:style style:name="P38" style:family="paragraph" style:parent-style-name="ISO_5f_Secret_5f_Observations">
      <style:paragraph-properties fo:margin-top="0.0417in" fo:margin-bottom="0.0417in" style:contextual-spacing="false" fo:line-height="100%"/>
      <style:text-properties officeooo:rsid="0023627a" officeooo:paragraph-rsid="0023627a" style:font-size-complex="9pt"/>
    </style:style>
    <style:style style:name="P39" style:family="paragraph" style:parent-style-name="ISO_5f_Secret_5f_Observations">
      <style:paragraph-properties fo:margin-top="0.0417in" fo:margin-bottom="0.0417in" style:contextual-spacing="false" fo:line-height="100%"/>
      <style:text-properties style:font-name-asian="Arial3" style:font-size-complex="9pt"/>
    </style:style>
    <style:style style:name="P40" style:family="paragraph" style:parent-style-name="ISO_5f_Comments">
      <style:paragraph-properties fo:margin-top="0.0417in" fo:margin-bottom="0.0417in" style:contextual-spacing="false"/>
    </style:style>
    <style:style style:name="P41" style:family="paragraph" style:parent-style-name="ISO_5f_Comments">
      <style:paragraph-properties fo:margin-top="0.0417in" fo:margin-bottom="0.0417in" style:contextual-spacing="false" fo:line-height="100%"/>
    </style:style>
    <style:style style:name="P42" style:family="paragraph" style:parent-style-name="ISO_5f_Comments">
      <style:paragraph-properties fo:margin-top="0.0417in" fo:margin-bottom="0.0417in" style:contextual-spacing="false"/>
      <style:text-properties style:font-size-complex="9pt"/>
    </style:style>
    <style:style style:name="P43" style:family="paragraph" style:parent-style-name="ISO_5f_Comments">
      <style:paragraph-properties fo:margin-top="0.0417in" fo:margin-bottom="0.0417in" style:contextual-spacing="false" fo:line-height="100%"/>
      <style:text-properties style:font-size-complex="9pt"/>
    </style:style>
    <style:style style:name="P44" style:family="paragraph" style:parent-style-name="ISO_5f_MB">
      <style:paragraph-properties fo:margin-top="0.0417in" fo:margin-bottom="0.0417in" style:contextual-spacing="false" fo:line-height="100%"/>
      <style:text-properties style:font-size-complex="9pt"/>
    </style:style>
    <style:style style:name="P45" style:family="paragraph" style:parent-style-name="ISO_5f_Clause">
      <style:paragraph-properties fo:margin-left="0in" fo:margin-right="0.6543in" fo:margin-top="0.0417in" fo:margin-bottom="0.0417in" style:contextual-spacing="false" fo:line-height="100%" fo:text-indent="0in" style:auto-text-indent="false"/>
      <style:text-properties style:font-size-complex="9pt"/>
    </style:style>
    <style:style style:name="P46" style:family="paragraph" style:parent-style-name="ISO_5f_Paragraph">
      <style:paragraph-properties fo:margin-left="-0.6583in" fo:margin-right="0in" fo:margin-top="0.0417in" fo:margin-bottom="0.0417in" style:contextual-spacing="false" fo:line-height="100%" fo:text-indent="0in" style:auto-text-indent="false"/>
      <style:text-properties style:font-size-complex="9pt"/>
    </style:style>
    <style:style style:name="P47" style:family="paragraph" style:parent-style-name="Normal_20__28_Web_29_">
      <style:paragraph-properties fo:margin-left="0.5in" fo:margin-right="0.5in" fo:text-indent="0in" style:auto-text-indent="false"/>
    </style:style>
    <style:style style:name="P48" style:family="paragraph" style:parent-style-name="Normal_20__28_Web_29_">
      <style:text-properties style:font-name="Arial2" fo:font-size="9pt" style:font-size-asian="9pt" style:font-name-complex="Arial3" style:font-size-complex="9pt"/>
    </style:style>
    <style:style style:name="P49" style:family="paragraph" style:parent-style-name="Text_20_body">
      <style:text-properties fo:font-size="9pt" style:font-size-asian="9pt" style:font-size-complex="9pt"/>
    </style:style>
    <style:style style:name="P50" style:family="paragraph" style:parent-style-name="Standard" style:list-style-name="WWNum1">
      <style:paragraph-properties fo:margin-top="0.0193in" fo:margin-bottom="0.0193in" style:contextual-spacing="false" fo:text-align="justify" style:justify-single-word="false"/>
      <style:text-properties fo:font-size="9pt" style:font-size-asian="9pt" style:font-name-complex="Arial3" style:font-size-complex="9pt"/>
    </style:style>
    <style:style style:name="P51" style:family="paragraph" style:parent-style-name="Standard" style:list-style-name="WWNum1">
      <style:paragraph-properties fo:margin-top="0.0193in" fo:margin-bottom="0.0193in" style:contextual-spacing="false" fo:text-align="justify" style:justify-single-word="false"/>
    </style:style>
    <style:style style:name="P52" style:family="paragraph" style:parent-style-name="Standard" style:list-style-name="WWNum2">
      <style:paragraph-properties fo:margin-top="0.0193in" fo:margin-bottom="0.0193in" style:contextual-spacing="false" fo:text-align="justify" style:justify-single-word="false"/>
    </style:style>
    <style:style style:name="P53" style:family="paragraph" style:parent-style-name="Standard" style:list-style-name="WWNum3">
      <style:paragraph-properties fo:margin-top="0.0193in" fo:margin-bottom="0.0193in" style:contextual-spacing="false" fo:text-align="justify" style:justify-single-word="false"/>
    </style:style>
    <style:style style:name="P54" style:family="paragraph" style:parent-style-name="ISO_5f_Secret_5f_Observations">
      <style:paragraph-properties fo:margin-top="0.0417in" fo:margin-bottom="0.0417in" style:contextual-spacing="false" fo:line-height="100%"/>
      <style:text-properties officeooo:rsid="00245e33" officeooo:paragraph-rsid="00245e33" style:font-size-complex="9pt"/>
    </style:style>
    <style:style style:name="T1" style:family="text">
      <style:text-properties style:font-name="Arial2" fo:font-size="9pt" style:font-size-asian="9pt" style:font-name-complex="Arial3"/>
    </style:style>
    <style:style style:name="T2" style:family="text">
      <style:text-properties style:font-name="Arial2" fo:font-size="9pt" style:font-size-asian="9pt" style:font-name-complex="Arial3" style:font-size-complex="9pt"/>
    </style:style>
    <style:style style:name="T3" style:family="text">
      <style:text-properties style:font-name="Arial2" fo:font-size="9pt" fo:font-weight="bold" style:font-size-asian="9pt" style:font-weight-asian="bold" style:font-name-complex="Arial3"/>
    </style:style>
    <style:style style:name="T4" style:family="text">
      <style:text-properties style:font-name="Arial2" fo:font-size="8pt" style:font-size-asian="8pt" style:font-name-complex="Arial3"/>
    </style:style>
    <style:style style:name="T5" style:family="text">
      <style:text-properties style:font-name="Arial2" fo:font-size="8pt" fo:font-weight="bold" style:font-size-asian="8pt" style:font-weight-asian="bold" style:font-name-complex="Arial3"/>
    </style:style>
    <style:style style:name="T6" style:family="text">
      <style:text-properties style:text-position="super 58%" style:font-name="Arial2" fo:font-size="8pt" fo:font-weight="bold" style:font-size-asian="8pt" style:font-weight-asian="bold" style:font-name-complex="Arial3"/>
    </style:style>
    <style:style style:name="T7" style:family="text">
      <style:text-properties style:font-size-complex="9pt"/>
    </style:style>
    <style:style style:name="T8" style:family="text">
      <style:text-properties fo:font-size="9pt" style:font-size-asian="9pt" style:font-size-complex="9pt"/>
    </style:style>
    <style:style style:name="T9" style:family="text">
      <style:text-properties fo:font-size="9pt" style:font-size-asian="9pt" style:font-name-complex="Arial3" style:font-size-complex="9pt"/>
    </style:style>
    <style:style style:name="T10" style:family="text">
      <style:text-properties fo:font-size="9pt" style:font-name-asian="Arial3" style:font-size-asian="9pt" style:font-size-complex="9pt"/>
    </style:style>
    <style:style style:name="T11" style:family="text">
      <style:text-properties fo:font-size="9pt" fo:font-style="italic" style:font-name-asian="Arial3" style:font-size-asian="9pt" style:font-style-asian="italic" style:font-size-complex="9pt" style:font-style-complex="italic"/>
    </style:style>
    <style:style style:name="T12" style:family="text">
      <style:text-properties fo:font-size="9pt" fo:font-style="italic" style:font-size-asian="9pt" style:font-style-asian="italic" style:font-size-complex="9pt" style:font-style-complex="italic"/>
    </style:style>
    <style:style style:name="T13" style:family="text">
      <style:text-properties style:font-name="Courier New" fo:font-size="9pt" style:font-name-asian="Courier New2" style:font-size-asian="9pt" style:font-name-complex="Courier New2" style:font-size-complex="9pt"/>
    </style:style>
    <style:style style:name="T14" style:family="text">
      <style:text-properties style:font-name="Courier New" style:font-name-asian="Courier New2" style:font-name-complex="Courier New2" style:font-size-complex="9pt"/>
    </style:style>
    <style:style style:name="T15" style:family="text">
      <style:text-properties style:font-name-asian="Arial3" style:font-size-complex="9pt"/>
    </style:style>
    <style:style style:name="T16" style:family="text">
      <style:text-properties style:font-name="Consolas" style:font-size-complex="9pt"/>
    </style:style>
    <style:style style:name="T17" style:family="text">
      <style:text-properties style:font-name="Consolas" fo:font-weight="bold" style:font-weight-asian="bold" style:font-size-complex="9pt" style:font-weight-complex="bold"/>
    </style:style>
    <style:style style:name="T18" style:family="text">
      <style:text-properties style:font-name="Consolas" fo:font-size="9pt" style:font-size-asian="9pt" style:font-name-complex="Arial3" style:font-size-complex="9pt"/>
    </style:style>
    <style:style style:name="T19" style:family="text">
      <style:text-properties style:font-name="Consolas" fo:font-size="9pt" fo:font-weight="bold" style:font-size-asian="9pt" style:font-weight-asian="bold" style:font-name-complex="Arial3" style:font-size-complex="9pt" style:font-weight-complex="bold"/>
    </style:style>
    <style:style style:name="T20" style:family="text">
      <style:text-properties fo:font-style="italic" style:font-style-asian="italic" style:font-size-complex="9pt"/>
    </style:style>
    <style:style style:name="T21" style:family="text">
      <style:text-properties fo:font-style="italic" style:font-style-asian="italic" style:font-size-complex="9pt" style:font-style-complex="italic"/>
    </style:style>
    <style:style style:name="T22" style:family="text">
      <style:text-properties fo:color="#0000ff" style:font-name="Arial2" fo:font-size="9pt" style:text-underline-style="solid" style:text-underline-width="auto" style:text-underline-color="font-color" style:font-size-asian="9pt" style:font-name-complex="Arial3" style:font-size-complex="9pt"/>
    </style:style>
    <style:style style:name="T23" style:family="text">
      <style:text-properties fo:color="#0000ff" fo:font-size="9pt" style:text-underline-style="solid" style:text-underline-width="auto" style:text-underline-color="font-color" style:font-size-asian="9pt" style:font-name-complex="Arial3" style:font-size-complex="9pt"/>
    </style:style>
    <style:style style:name="T24" style:family="text">
      <style:text-properties style:font-name="DroidSansMono" style:language-asian="de" style:country-asian="CH" style:font-name-complex="DroidSansMono1" style:font-size-complex="9pt"/>
    </style:style>
    <style:style style:name="T25" style:family="text">
      <style:text-properties style:font-name="DroidSansMono" fo:font-size="9pt" style:font-size-asian="9pt" style:language-asian="de" style:country-asian="CH" style:font-name-complex="DroidSansMono1" style:font-size-complex="9pt"/>
    </style:style>
    <style:style style:name="T26" style:family="text">
      <style:text-properties style:font-name="DroidSansMono" fo:language="de" fo:country="CH" style:language-asian="de" style:country-asian="CH" style:font-name-complex="DroidSansMono1" style:font-size-complex="9pt"/>
    </style:style>
    <style:style style:name="T27" style:family="text">
      <style:text-properties style:font-name="TimesNewRomanPSMT" style:language-asian="de" style:country-asian="CH" style:font-name-complex="TimesNewRomanPSMT1" style:font-size-complex="9pt"/>
    </style:style>
    <style:style style:name="T28" style:family="text">
      <style:text-properties style:font-name="TimesNewRomanPSMT" fo:language="de" fo:country="CH" style:language-asian="de" style:country-asian="CH" style:font-name-complex="TimesNewRomanPSMT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44">CH 1</text:p>
          </table:table-cell>
          <table:table-cell table:style-name="Table1.B1" office:value-type="string">
            <text:p text:style-name="P20">all</text:p>
          </table:table-cell>
          <table:table-cell table:style-name="Table1.B1" office:value-type="string">
            <text:p text:style-name="P45"/>
            <text:p text:style-name="P15"/>
          </table:table-cell>
          <table:table-cell table:style-name="Table1.B1" office:value-type="string">
            <text:p text:style-name="P46"/>
          </table:table-cell>
          <table:table-cell table:style-name="Table1.B1" office:value-type="string">
            <text:p text:style-name="P22">ge</text:p>
          </table:table-cell>
          <table:table-cell table:style-name="Table1.B1" office:value-type="string">
            <text:p text:style-name="P42">Please coordinate with the networking study group to make sure that the pathname grammar works together with the URI grammar (pathnames should be a subset of URIs).</text:p>
          </table:table-cell>
          <table:table-cell table:style-name="Table1.B1" office:value-type="string">
            <text:p text:style-name="P25"/>
          </table:table-cell>
          <table:table-cell table:style-name="Table1.H1" office:value-type="string">
            <text:p text:style-name="P30"/>
          </table:table-cell>
        </table:table-row>
        <table:table-row table:style-name="Table1.1">
          <table:table-cell table:style-name="Table1.A2" office:value-type="string">
            <text:p text:style-name="P44">FI 5</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1"/>
          </table:table-cell>
          <table:table-cell table:style-name="Table1.B2" office:value-type="string">
            <text:p text:style-name="P22">ge/ed</text:p>
          </table:table-cell>
          <table:table-cell table:style-name="Table1.B2" office:value-type="string">
            <text:p text:style-name="P43">The namespace for the filesystem should be std::experimental, not std::tbd</text:p>
          </table:table-cell>
          <table:table-cell table:style-name="Table1.B2" office:value-type="string">
            <text:p text:style-name="P25">Change the namespace to experimental everywhere tbd occurs.</text:p>
          </table:table-cell>
          <table:table-cell table:style-name="Table1.H2" office:value-type="string">
            <text:p text:style-name="P31">1</text:p>
          </table:table-cell>
        </table:table-row>
        <table:table-row table:style-name="Table1.1">
          <table:table-cell table:style-name="Table1.A2" office:value-type="string">
            <text:p text:style-name="P44">US 1</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9">Many cross-references contain the symbolic section name rather than a link to that section. <text:s/>Examples include occurrences in 1 ([fs.norm.ref]), 2.1 ([fs.def.race]), 2.2 ([fs.def.osdep]), etc.</text:p>
          </table:table-cell>
          <table:table-cell table:style-name="Table1.B2" office:value-type="string">
            <text:p text:style-name="P25">Replace cross-references using symbolic section names with actual links to the referenced section.</text:p>
          </table:table-cell>
          <table:table-cell table:style-name="Table1.H2" office:value-type="string">
            <text:p text:style-name="P29"/>
          </table:table-cell>
        </table:table-row>
        <table:table-row table:style-name="Table1.1">
          <table:table-cell table:style-name="Table1.A2" office:value-type="string">
            <text:p text:style-name="P44">US 2</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References to the C++ Standard are given in various forms. <text:s/>For example, the first paragraph of 13 [class.directory_iterator] says, "</text:span><text:span text:style-name="T13">directory_iterator</text:span><text:span text:style-name="T10"> satisfies the requirements of an input iterator ([input.iterators])," with no indication that the referenced section is part of the C++ Standard., while the </text:span><text:span text:style-name="T11">effects</text:span><text:span text:style-name="T10"> clause of </text:span><text:span text:style-name="T13">operator++</text:span><text:span text:style-name="T10"> in 13.1 [directory_iterator.members] uses the full form "the C++ Standard, 24.1.1 Input iterators [input.iterators]." <text:s/>Sometimes the full word "Standard" is used and sometimes "Std".</text:span></text:p>
          </table:table-cell>
          <table:table-cell table:style-name="Table1.B2" office:value-type="string">
            <text:p text:style-name="P25">Use a canonical form for all references to the C++ Standard.</text:p>
          </table:table-cell>
          <table:table-cell table:style-name="Table1.H2" office:value-type="string">
            <text:p text:style-name="P29"/>
          </table:table-cell>
        </table:table-row>
        <table:table-row table:style-name="Table1.1">
          <table:table-cell table:style-name="Table1.A2" office:value-type="string">
            <text:p text:style-name="P44">US 3</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pattern of cross-references from synopses to the description of an entity is inconsistent. <text:s/>For example, in the synopsis of header </text:span><text:span text:style-name="T13">&lt;filesystem&gt;</text:span><text:span text:style-name="T10"> in 6 [fs.filesystem.synopsis], the link for </text:span><text:span text:style-name="T13">file_type</text:span><text:span text:style-name="T10"> is found on the symbolic section name in a comment, while for </text:span><text:span text:style-name="T13">file_status</text:span><text:span text:style-name="T10"> it is on the class name. <text:s/>Two of the </text:span><text:span text:style-name="T13">copy</text:span><text:span text:style-name="T10"> overloads have links, while two do not. <text:s/>In the synopsis for class </text:span><text:span text:style-name="T13">path</text:span><text:span text:style-name="T10"> in 8 [class.path], some of the member functions have links from the function name, while others have links from preceding comment text</text:span></text:p>
          </table:table-cell>
          <table:table-cell table:style-name="Table1.B2" office:value-type="string">
            <text:p text:style-name="P25">Use a consistent pattern of cross-references. <text:s/>A link on each entity name would probably be most useful.</text:p>
          </table:table-cell>
          <table:table-cell table:style-name="Table1.H2" office:value-type="string">
            <text:p text:style-name="P29"/>
          </table:table-cell>
        </table:table-row>
        <table:table-row table:style-name="Table1.1">
          <table:table-cell table:style-name="Table1.A2" office:value-type="string">
            <text:p text:style-name="P44">US 4</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9">Paragraphs are not numbered.</text:p>
          </table:table-cell>
          <table:table-cell table:style-name="Table1.B2" office:value-type="string">
            <text:p text:style-name="P25">Add paragraph numbers.</text:p>
          </table:table-cell>
          <table:table-cell table:style-name="Table1.H2" office:value-type="string">
            <text:p text:style-name="P29"/>
          </table:table-cell>
        </table:table-row>
        <table:table-row table:style-name="Table1.1">
          <table:table-cell table:style-name="Table1.A2" office:value-type="string">
            <text:p text:style-name="P44">US 5</text:p>
          </table:table-cell>
          <table:table-cell table:style-name="Table1.B2" office:value-type="string">
            <text:p text:style-name="P20"/>
          </table:table-cell>
          <table:table-cell table:style-name="Table1.B2" office:value-type="string">
            <text:p text:style-name="P20">variou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Text_20_body"><text:span text:style-name="T8">Namespace </text:span><text:span text:style-name="T13">tbd</text:span><text:span text:style-name="T10"> is used but not described. <text:s/>It is not clear whether </text:span><text:span text:style-name="T13">tbd</text:span><text:span text:style-name="T10"> is intended to be replaced by a different name at some point in the future (i.e., is an abbreviation for "To Be Determined") or if it is intended to be an actual name.</text:span></text:p>
          </table:table-cell>
          <table:table-cell table:style-name="Table1.B2" office:value-type="string">
            <text:p text:style-name="P25">Add a note clarifying the intent of using that name.</text:p>
          </table:table-cell>
          <table:table-cell table:style-name="Table1.H2" office:value-type="string">
            <text:p text:style-name="P31">1</text:p>
          </table:table-cell>
        </table:table-row>
        <table:table-row table:style-name="Table1.1">
          <table:table-cell table:style-name="Table1.A2" office:value-type="string">
            <text:p text:style-name="P44">US 6</text:p>
          </table:table-cell>
          <table:table-cell table:style-name="Table1.B2" office:value-type="string">
            <text:p text:style-name="P20"/>
          </table:table-cell>
          <table:table-cell table:style-name="Table1.B2" office:value-type="string">
            <text:p text:style-name="P20">2.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9">"#error" is in body font.</text:p>
          </table:table-cell>
          <table:table-cell table:style-name="Table1.B2" office:value-type="string">
            <text:p text:style-name="P25">Set "#error" in program font.</text:p>
          </table:table-cell>
          <table:table-cell table:style-name="Table1.H2" office:value-type="string">
            <text:p text:style-name="P29"/>
          </table:table-cell>
        </table:table-row>
        <table:table-row table:style-name="Table1.1">
          <table:table-cell table:style-name="Table1.A2" office:value-type="string">
            <text:p text:style-name="P44">FI 1</text:p>
          </table:table-cell>
          <table:table-cell table:style-name="Table1.B2" office:value-type="string">
            <text:p text:style-name="P20"/>
          </table:table-cell>
          <table:table-cell table:style-name="Table1.B2" office:value-type="string">
            <text:p text:style-name="P20">2.1 POSIX conformance [fs.conform.994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It is unfortunate that error reporting for inability to provide reasonable behaviour is completely implementation-defined. This hurts portability in the sense that programmers have no idea how errors will be reported and cannot anticipate anything.</text:p>
          </table:table-cell>
          <table:table-cell table:style-name="Table1.B2" office:value-type="string">
            <text:p text:style-name="P24">Change “If an implementation cannot provide any reasonable behavior, the implementation shall report an error in an implementation-defined manner.” to “If an implementation cannot provide any reasonable behavior, the code using the facilities for which reasonable behaviour cannot be provided shall be ill-formed.” and strike the note.</text:p>
            <text:p text:style-name="P24">.</text:p>
          </table:table-cell>
          <table:table-cell table:style-name="Table1.H2" office:value-type="string">
            <text:p text:style-name="P32">2</text:p>
          </table:table-cell>
        </table:table-row>
        <table:table-row table:style-name="Table1.1">
          <table:table-cell table:style-name="Table1.A2" office:value-type="string">
            <text:p text:style-name="P44">US 7</text:p>
          </table:table-cell>
          <table:table-cell table:style-name="Table1.B2" office:value-type="string">
            <text:p text:style-name="P20"/>
          </table:table-cell>
          <table:table-cell table:style-name="Table1.B2" office:value-type="string">
            <text:p text:style-name="P20">3</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9">"C++" is split across lines.</text:p>
          </table:table-cell>
          <table:table-cell table:style-name="Table1.B2" office:value-type="string">
            <text:p text:style-name="P25">Eliminate the line break between the "+"s.</text:p>
          </table:table-cell>
          <table:table-cell table:style-name="Table1.H2" office:value-type="string">
            <text:p text:style-name="P29"/>
          </table:table-cell>
        </table:table-row>
        <text:soft-page-break/>
        <table:table-row table:style-name="Table1.1">
          <table:table-cell table:style-name="Table1.A2" office:value-type="string">
            <text:p text:style-name="P44">GB 2</text:p>
          </table:table-cell>
          <table:table-cell table:style-name="Table1.B2" office:value-type="string">
            <text:p text:style-name="P20">Page 2</text:p>
          </table:table-cell>
          <table:table-cell table:style-name="Table1.B2" office:value-type="string">
            <text:p text:style-name="P20">4</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3">‘extension’ should be added to the terms and conditions as the term 'extension' is not defined in 4 [fs.definitions] but is used in the Remarks for extension() in 8.4.9</text:p>
          </table:table-cell>
          <table:table-cell table:style-name="Table1.B2" office:value-type="string">
            <text:p text:style-name="P48">The term 'extension' should be added to 4 [fs.definitions] and the term then used in the effects for replace_extension (8.4.5)</text:p>
          </table:table-cell>
          <table:table-cell table:style-name="Table1.H2" office:value-type="string">
            <text:p text:style-name="P29"/>
          </table:table-cell>
        </table:table-row>
        <table:table-row table:style-name="Table1.1">
          <table:table-cell table:style-name="Table1.A2" office:value-type="string">
            <text:p text:style-name="P44">CH 2</text:p>
          </table:table-cell>
          <table:table-cell table:style-name="Table1.B2" office:value-type="string">
            <text:p text:style-name="P20"/>
          </table:table-cell>
          <table:table-cell table:style-name="Table1.B2" office:value-type="string">
            <text:p text:style-name="P20">4.7 [fs.def.fil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Filename lengths are also implementation dependent. This is not the same as FILENAME_MAX that specifies the maximum length of pathnames.</text:p>
          </table:table-cell>
          <table:table-cell table:style-name="Table1.B2" office:value-type="string">
            <text:p text:style-name="P25">Add a bullet: “Length of filenames.”</text:p>
          </table:table-cell>
          <table:table-cell table:style-name="Table1.H2" office:value-type="string">
            <text:p text:style-name="P33">3</text:p>
          </table:table-cell>
        </table:table-row>
        <table:table-row table:style-name="Table1.1">
          <table:table-cell table:style-name="Table1.A2" office:value-type="string">
            <text:p text:style-name="P44">US 8</text:p>
          </table:table-cell>
          <table:table-cell table:style-name="Table1.B2" office:value-type="string">
            <text:p text:style-name="P20"/>
          </table:table-cell>
          <table:table-cell table:style-name="Table1.B2" office:value-type="string">
            <text:p text:style-name="P20">4.14</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9">"dot-dot" is referred to as a "pathname." <text:s/>Everywhere else it is referred to as a "filename."</text:p>
          </table:table-cell>
          <table:table-cell table:style-name="Table1.B2" office:value-type="string">
            <text:p text:style-name="P25">Change "pathname" to "filename".</text:p>
          </table:table-cell>
          <table:table-cell table:style-name="Table1.H2" office:value-type="string">
            <text:p text:style-name="P29"/>
          </table:table-cell>
        </table:table-row>
        <table:table-row table:style-name="Table1.1">
          <table:table-cell table:style-name="Table1.A2" office:value-type="string">
            <text:p text:style-name="P44">CH 3</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The concept of a parent directory for dot or dotdot exists, but the definition doesn’t apply.</text:p>
          </table:table-cell>
          <table:table-cell table:style-name="Table1.B2" office:value-type="string">
            <text:p text:style-name="P24">Remove the paragraph “This concept does not apply to dot and dot-dot.” Add a definition for dot and dot-dot.</text:p>
          </table:table-cell>
          <table:table-cell table:style-name="Table1.H2" office:value-type="string">
            <text:p text:style-name="P33">4</text:p>
          </table:table-cell>
        </table:table-row>
        <table:table-row table:style-name="Table1.1">
          <table:table-cell table:style-name="Table1.A2" office:value-type="string">
            <text:p text:style-name="P44">CH 4</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8.1 [path.generic] says:</text:p>
            <text:p text:style-name="P42">“The filename dot-dot is treated as a reference to the parent directory.” So it must be specified what “/..” and “/../..” refer to.</text:p>
          </table:table-cell>
          <table:table-cell table:style-name="Table1.B2" office:value-type="string">
            <text:p text:style-name="P24">Add a statement what the parent directory of<text:line-break/><text:line-break/>the root directory is.</text:p>
          </table:table-cell>
          <table:table-cell table:style-name="Table1.H2" office:value-type="string">
            <text:p text:style-name="P34">5</text:p>
          </table:table-cell>
        </table:table-row>
        <table:table-row table:style-name="Table1.1">
          <table:table-cell table:style-name="Table1.A2" office:value-type="string">
            <text:p text:style-name="P44">CH 5</text:p>
          </table:table-cell>
          <table:table-cell table:style-name="Table1.B2" office:value-type="string">
            <text:p text:style-name="P9"/>
          </table:table-cell>
          <table:table-cell table:style-name="Table1.B2" office:value-type="string">
            <text:p text:style-name="P42">4.15 [fs.def.path]</text:p>
          </table:table-cell>
          <table:table-cell table:style-name="Table1.B2" office:value-type="string">
            <text:p text:style-name="P42"/>
          </table:table-cell>
          <table:table-cell table:style-name="Table1.B2" office:value-type="string">
            <text:p text:style-name="P42">te</text:p>
          </table:table-cell>
          <table:table-cell table:style-name="Table1.B2" office:value-type="string">
            <text:p text:style-name="P42">Path depth is implementation dependent.</text:p>
          </table:table-cell>
          <table:table-cell table:style-name="Table1.B2" office:value-type="string">
            <text:p text:style-name="P42">Add a paragraph: "The maximum length of the sequence (i.e. the maximum depth) is implementation dependent.</text:p>
          </table:table-cell>
          <table:table-cell table:style-name="Table1.H2" office:value-type="string">
            <text:p text:style-name="P11">6</text:p>
          </table:table-cell>
        </table:table-row>
        <table:table-row table:style-name="Table1.1">
          <table:table-cell table:style-name="Table1.A2" office:value-type="string">
            <text:p text:style-name="P44">US 9</text:p>
          </table:table-cell>
          <table:table-cell table:style-name="Table1.B2" office:value-type="string">
            <text:p text:style-name="P20"/>
          </table:table-cell>
          <table:table-cell table:style-name="Table1.B2" office:value-type="string">
            <text:p text:style-name="P20">4.18</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9">"." and ".." are referred to as "paths". <text:s/>The distinction between "path" and "pathname" is not completely clear, but those would appear to fit the definition of "pathname" better than "path," i.e., "A character string that represents the name of a path," since "." and ".." are character strings. <text:s/>(It's also not clear when "." and ".." are used and when "dot" and "dot-dot" are used.)</text:p>
          </table:table-cell>
          <table:table-cell table:style-name="Table1.B2" office:value-type="string">
            <text:p text:style-name="P25">Change "path" to "pathname" in the reference to "." and "..".</text:p>
          </table:table-cell>
          <table:table-cell table:style-name="Table1.H2" office:value-type="string">
            <text:p text:style-name="P29"/>
          </table:table-cell>
        </table:table-row>
        <table:table-row table:style-name="Table1.1">
          <table:table-cell table:style-name="Table1.A2" office:value-type="string">
            <text:p text:style-name="P44">US 10</text:p>
          </table:table-cell>
          <table:table-cell table:style-name="Table1.B2" office:value-type="string">
            <text:p text:style-name="P20"/>
          </table:table-cell>
          <table:table-cell table:style-name="Table1.B2" office:value-type="string">
            <text:p text:style-name="P20">4.1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9">The definition of a symbolic link is given as, "A link with the property that when the file is encountered..." <text:s/>This assumes that links are files, which is not how they are described in 4.9 [fs.def.link]: "A directory entry object that associates a filename with a file."</text:p>
          </table:table-cell>
          <table:table-cell table:style-name="Table1.B2" office:value-type="string">
            <text:p text:style-name="P25">Assuming that the intent is that symbolic links are files and hard links are not, the definition should be reworded <text:s/>to something like, "A link that is a file with the property..."</text:p>
          </table:table-cell>
          <table:table-cell table:style-name="Table1.H2" office:value-type="string">
            <text:p text:style-name="P29"/>
          </table:table-cell>
        </table:table-row>
        <table:table-row table:style-name="Table1.1">
          <table:table-cell table:style-name="Table1.A2" office:value-type="string">
            <text:p text:style-name="P44">GB 3</text:p>
          </table:table-cell>
          <table:table-cell table:style-name="Table1.B2" office:value-type="string">
            <text:p text:style-name="P20">Page 5</text:p>
          </table:table-cell>
          <table:table-cell table:style-name="Table1.B2" office:value-type="string">
            <text:p text:style-name="P20">6</text:p>
          </table:table-cell>
          <table:table-cell table:style-name="Table1.B2" office:value-type="string">
            <text:p text:style-name="P21">P1</text:p>
          </table:table-cell>
          <table:table-cell table:style-name="Table1.B2" office:value-type="string">
            <text:p text:style-name="P22">Ge</text:p>
          </table:table-cell>
          <table:table-cell table:style-name="Table1.B2" office:value-type="string">
            <text:p text:style-name="P43">The namespace 'tbd' needs clarification</text:p>
          </table:table-cell>
          <table:table-cell table:style-name="Table1.B2" office:value-type="string">
            <text:p text:style-name="P48">The synposes all belong in namespace std::tbd::filesystem with no indication of how the eventual namespace to replace 'tbd' will be arrived at.</text:p>
          </table:table-cell>
          <table:table-cell table:style-name="Table1.H2" office:value-type="string">
            <text:p text:style-name="P31">1</text:p>
          </table:table-cell>
        </table:table-row>
        <table:table-row table:style-name="Table1.1">
          <table:table-cell table:style-name="Table1.A2" office:value-type="string">
            <text:p text:style-name="P44">GB 4</text:p>
          </table:table-cell>
          <table:table-cell table:style-name="Table1.B2" office:value-type="string">
            <text:p text:style-name="P20">Page 6</text:p>
          </table:table-cell>
          <table:table-cell table:style-name="Table1.B2" office:value-type="string">
            <text:p text:style-name="P20">6</text:p>
          </table:table-cell>
          <table:table-cell table:style-name="Table1.B2" office:value-type="string">
            <text:p text:style-name="P21">synopsis</text:p>
          </table:table-cell>
          <table:table-cell table:style-name="Table1.B2" office:value-type="string">
            <text:p text:style-name="P22">Te</text:p>
          </table:table-cell>
          <table:table-cell table:style-name="Table1.B2" office:value-type="string">
            <text:p text:style-name="P43">Use of the term a 'non-privileged' process</text:p>
            <text:p text:style-name="P40"><text:span text:style-name="T7">The comment for available in the </text:span><text:span text:style-name="T16">struct space_info</text:span><text:span text:style-name="T7"> refers to: free space available to a non-privileged process</text:span></text:p>
            <text:p text:style-name="P43">This seems quite specific to a POSIX implementation (on Windows, for instance, the equivalent data would be user-specific but not directly related to privilege)</text:p>
          </table:table-cell>
          <table:table-cell table:style-name="Table1.B2" office:value-type="string">
            <text:p text:style-name="P48">Remove the comment and add a note to 15.32 [fs.op.space]:</text:p>
            <text:p text:style-name="P48">[Note: the precise meaning of available space is implementation dependent. --end note]</text:p>
          </table:table-cell>
          <table:table-cell table:style-name="Table1.H2" office:value-type="string">
            <text:p text:style-name="P35">7</text:p>
          </table:table-cell>
        </table:table-row>
        <table:table-row table:style-name="Table1.1">
          <table:table-cell table:style-name="Table1.A2" office:value-type="string">
            <text:p text:style-name="P44">CH 6</text:p>
          </table:table-cell>
          <table:table-cell table:style-name="Table1.B2" office:value-type="string">
            <text:p text:style-name="P9"/>
          </table:table-cell>
          <table:table-cell table:style-name="Table1.B2" office:value-type="string">
            <text:p text:style-name="P42">6 [fs.filesystem.synopsis]</text:p>
          </table:table-cell>
          <table:table-cell table:style-name="Table1.B2" office:value-type="string">
            <text:p text:style-name="P42"/>
          </table:table-cell>
          <table:table-cell table:style-name="Table1.B2" office:value-type="string">
            <text:p text:style-name="P42">te</text:p>
          </table:table-cell>
          <table:table-cell table:style-name="Table1.B2" office:value-type="string">
            <text:p text:style-name="P40"><text:span text:style-name="T7">The name for the namespace is currently </text:span><text:span text:style-name="T20">tbd</text:span><text:span text:style-name="T7">.</text:span></text:p>
          </table:table-cell>
          <table:table-cell table:style-name="Table1.B2" office:value-type="string">
            <text:p text:style-name="P42">Specify an actual name for the namespace.</text:p>
          </table:table-cell>
          <table:table-cell table:style-name="Table1.H2" office:value-type="string">
            <text:p text:style-name="P10">1</text:p>
          </table:table-cell>
        </table:table-row>
        <text:soft-page-break/>
        <table:table-row table:style-name="Table1.1">
          <table:table-cell table:style-name="Table1.A2" office:value-type="string">
            <text:p text:style-name="P44">CH 7</text:p>
          </table:table-cell>
          <table:table-cell table:style-name="Table1.B2" office:value-type="string">
            <text:p text:style-name="P9"/>
          </table:table-cell>
          <table:table-cell table:style-name="Table1.B2" office:value-type="string">
            <text:p text:style-name="P19">6 [fs.filesystem.synopsis]</text:p>
          </table:table-cell>
          <table:table-cell table:style-name="Table1.B2" office:value-type="string">
            <text:p text:style-name="P9"/>
          </table:table-cell>
          <table:table-cell table:style-name="Table1.B2" office:value-type="string">
            <text:p text:style-name="P19">te</text:p>
          </table:table-cell>
          <table:table-cell table:style-name="Table1.B2" office:value-type="string">
            <text:p text:style-name="P9">Must the file_time_type hold times before 1960 and after 2050?</text:p>
          </table:table-cell>
          <table:table-cell table:style-name="Table1.B2" office:value-type="string">
            <text:p text:style-name="P9">Specify the requirements to unspecified-trivial-clock for file_time_type.</text:p>
          </table:table-cell>
          <table:table-cell table:style-name="Table1.H2" office:value-type="string">
            <text:p text:style-name="P12">8</text:p>
          </table:table-cell>
        </table:table-row>
        <table:table-row table:style-name="Table1.1">
          <table:table-cell table:style-name="Table1.A2" office:value-type="string">
            <text:p text:style-name="P44">FI 2</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It is unclear why the range-for support functions (begin()/end()) for directory_iterator and recursive_directory_iterator return different types for begin() and end(), namely that begin() returns a reference to const and end() returns a value.</text:p>
          </table:table-cell>
          <table:table-cell table:style-name="Table1.B2" office:value-type="string">
            <text:p text:style-name="P25"/>
          </table:table-cell>
          <table:table-cell table:style-name="Table1.H2" office:value-type="string">
            <text:p text:style-name="P36">9</text:p>
          </table:table-cell>
        </table:table-row>
        <table:table-row table:style-name="Table1.1">
          <table:table-cell table:style-name="Table1.A2" office:value-type="string">
            <text:p text:style-name="P44">FI 4</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It is unclear why copy, copy_file and copy_symlink have different return types, and why the attribute-version of create_directory has a different return type than the create_directory that takes no attributes. The status/error reporting in these functions seems inconsistent.</text:p>
          </table:table-cell>
          <table:table-cell table:style-name="Table1.B2" office:value-type="string">
            <text:p text:style-name="P25">Make the status/error reporting consistent or add a note explaining why it’s different.</text:p>
          </table:table-cell>
          <table:table-cell table:style-name="Table1.H2" office:value-type="string">
            <text:p text:style-name="P36">10</text:p>
          </table:table-cell>
        </table:table-row>
        <table:table-row table:style-name="Table1.1">
          <table:table-cell table:style-name="Table1.A2" office:value-type="string">
            <text:p text:style-name="P44">FI 3</text:p>
          </table:table-cell>
          <table:table-cell table:style-name="Table1.B2" office:value-type="string">
            <text:p text:style-name="P20"/>
          </table:table-cell>
          <table:table-cell table:style-name="Table1.B2" office:value-type="string">
            <text:p text:style-name="P20">6 Header &lt;filesystem&gt; synopsis [fs.filesystem.synopsis], 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3">The specification uses InputIterator begin, InputIterator end in various places for the names of iterator parameters. This makes searching for the functions begin()/end() hard and is inconsistent with the style used in the C++ standard.</text:p>
          </table:table-cell>
          <table:table-cell table:style-name="Table1.B2" office:value-type="string">
            <text:p text:style-name="P25">Change “InputIterator begin, InputIterator end” to “InputIterator first, InputIterator last”.</text:p>
          </table:table-cell>
          <table:table-cell table:style-name="Table1.H2" office:value-type="string">
            <text:p text:style-name="P36"/>
          </table:table-cell>
        </table:table-row>
        <table:table-row table:style-name="Table1.1">
          <table:table-cell table:style-name="Table1.A2" office:value-type="string">
            <text:p text:style-name="P44">GB 1</text:p>
          </table:table-cell>
          <table:table-cell table:style-name="Table1.B2" office:value-type="string">
            <text:p text:style-name="P20"/>
          </table:table-cell>
          <table:table-cell table:style-name="Table1.B2" office:value-type="string">
            <text:p text:style-name="P20">6 &amp; 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There is no relative() operation, to complement both absolute() and canonical()</text:p>
            <text:p text:style-name="P48">The TS introduces relative paths. </text:p>
            <text:list xml:id="list6153739229048407436" text:style-name="WWNum1">
              <text:list-item>
                <text:p text:style-name="P50">They are defined in section 4.18 relative path [fs.def.relative-path] </text:p>
              </text:list-item>
              <text:list-item>
                <text:p text:style-name="P51"><text:span text:style-name="T9">A decomposition method </text:span><text:span text:style-name="HTML_20_Typewriter"><text:span text:style-name="T2">relative_path()</text:span></text:span><text:span text:style-name="T9"> is described in section 8.4.9 path decomposition [path.decompose] </text:span></text:p>
              </text:list-item>
              <text:list-item>
                <text:p text:style-name="P51"><text:span text:style-name="T9">Two query methods to determine if a path either </text:span><text:span text:style-name="HTML_20_Typewriter"><text:span text:style-name="T2">has_relative_path()</text:span></text:span><text:span text:style-name="T9"> or </text:span><text:span text:style-name="HTML_20_Typewriter"><text:span text:style-name="T2">is_relative()</text:span></text:span><text:span text:style-name="T9"> described in 8.4.10 path query [path.query] </text:span></text:p>
              </text:list-item>
            </text:list>
            <text:p text:style-name="P17">However there is no way to create a relative path as a path relative to another. Methods are provided to create absolute and canonical paths.</text:p>
            <text:p text:style-name="P17">In section 15.1 Absolute [fs.op.absolute]:</text:p>
            <text:p text:style-name="HTML_20_Preformatted"><text:span text:style-name="T2">path absolut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o"><text:span text:style-name="T2">=</text:span></text:span><text:span text:style-name="T2">current_path</text:span><text:span text:style-name="p"><text:span text:style-name="T2">());</text:span></text:span></text:p>
            <text:p text:style-name="P17">and in section 15.2 Canonical [fs.op.canonical]</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 </text:span><text:span text:style-name="o"><text:span text:style-name="T2">=</text:span></text:span><text:span text:style-name="T2"> current_path</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By providing a operations to achieve absolute and canonical paths there is no impediment to providing a similar operation </text:span><text:span text:style-name="HTML_20_Typewriter"><text:span text:style-name="T2">relative()</text:span></text:span><text:span text:style-name="T2"> that </text:span><text:soft-page-break/><text:span text:style-name="T2">attempts to return a new path relative to some base path.</text:span></text:p>
            <text:p text:style-name="P17">For exampl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This would return a path, if possible, that is relative to </text:span><text:span text:style-name="HTML_20_Typewriter"><text:span text:style-name="T2">to</text:span></text:span><text:span text:style-name="T2">. The implementation can make use of </text:span><text:span text:style-name="HTML_20_Typewriter"><text:span text:style-name="T2">absolute()</text:span></text:span><text:span text:style-name="T2"> and </text:span><text:span text:style-name="HTML_20_Typewriter"><text:span text:style-name="T2">canonical()</text:span></text:span><text:span text:style-name="T2"> to determine the relative path, if it exists.</text:span></text:p>
            <text:p text:style-name="P16"><text:span text:style-name="T2">The File System TS is based on the </text:span><text:a xlink:type="simple" xlink:href="http://www.boost.org/doc/libs/1_55_0/libs/filesystem/doc/index.htm"><text:span text:style-name="icon"><text:span text:style-name="T22">​</text:span></text:span></text:a><text:a xlink:type="simple" xlink:href="http://www.boost.org/doc/libs/1_55_0/libs/filesystem/doc/index.htm"><text:span text:style-name="T2">boost::filesystem library</text:span></text:a><text:span text:style-name="T2"> and it too suffers from this anomaly. There are open tickets for this in </text:span><text:a xlink:type="simple" xlink:href="https://svn.boost.org/"><text:span text:style-name="icon"><text:span text:style-name="T22">​</text:span></text:span></text:a><text:a xlink:type="simple" xlink:href="https://svn.boost.org/"><text:span text:style-name="T2">Boost Trac</text:span></text:a><text:span text:style-name="T2">:</text:span></text:p>
            <text:list xml:id="list7064196133139814242" text:style-name="WWNum2">
              <text:list-item>
                <text:p text:style-name="P52"><text:a xlink:type="simple" xlink:href="https://svn.boost.org/trac/boost/ticket/5897"><text:span text:style-name="icon"><text:span text:style-name="T23">​</text:span></text:span></text:a><text:a xlink:type="simple" xlink:href="https://svn.boost.org/trac/boost/ticket/5897"><text:span text:style-name="T9">#5897 Make path relative function</text:span></text:a><text:span text:style-name="T9"> </text:span></text:p>
              </text:list-item>
              <text:list-item>
                <text:p text:style-name="P52"><text:a xlink:type="simple" xlink:href="https://svn.boost.org/trac/boost/ticket/1976"><text:span text:style-name="icon"><text:span text:style-name="T23">​</text:span></text:span></text:a><text:a xlink:type="simple" xlink:href="https://svn.boost.org/trac/boost/ticket/1976"><text:span text:style-name="T9">#1976 Inverse function for complete</text:span></text:a><text:span text:style-name="T9"> </text:span></text:p>
              </text:list-item>
            </text:list>
            <text:p text:style-name="P17">and it is the subject of several posts on StackOverflow for example:</text:p>
            <text:list xml:id="list3092116189979913122" text:style-name="WWNum3">
              <text:list-item>
                <text:p text:style-name="P53"><text:a xlink:type="simple" xlink:href="http://stackoverflow.com/questions/10167382/boostfilesystem-get-relative-path"><text:span text:style-name="icon"><text:span text:style-name="T23">​</text:span></text:span></text:a><text:a xlink:type="simple" xlink:href="http://stackoverflow.com/questions/10167382/boostfilesystem-get-relative-path"><text:span text:style-name="T9">http://stackoverflow.com/questions/10167382/boostfilesystem-get-relative-path</text:span></text:a><text:span text:style-name="T9"> </text:span></text:p>
              </text:list-item>
              <text:list-item>
                <text:p text:style-name="P53"><text:a xlink:type="simple" xlink:href="http://stackoverflow.com/questions/5772992/get-relative-path-from-two-absolute-paths"><text:span text:style-name="icon"><text:span text:style-name="T23">​</text:span></text:span></text:a><text:a xlink:type="simple" xlink:href="http://stackoverflow.com/questions/5772992/get-relative-path-from-two-absolute-paths"><text:span text:style-name="T9">http://stackoverflow.com/questions/5772992/get-relative-path-from-two-absolute-paths</text:span></text:a><text:span text:style-name="T9"> </text:span></text:p>
              </text:list-item>
            </text:list>
            <text:p text:style-name="P17">Other languages typically provide a similar function. For example python provides:</text:p>
            <text:p text:style-name="HTML_20_Preformatted"><text:span text:style-name="T2">os</text:span><text:span text:style-name="o"><text:span text:style-name="T2">.</text:span></text:span><text:span text:style-name="T2">path</text:span><text:span text:style-name="o"><text:span text:style-name="T2">.</text:span></text:span><text:span text:style-name="T2">relpath</text:span><text:span text:style-name="p"><text:span text:style-name="T2">(</text:span></text:span><text:span text:style-name="T2">path</text:span><text:span text:style-name="p"><text:span text:style-name="T2">[,</text:span></text:span><text:span text:style-name="T2"> start</text:span><text:span text:style-name="p"><text:span text:style-name="T2">])</text:span></text:span></text:p>
            <text:p text:style-name="P47"><text:span text:style-name="T2">Return a relative filepath to </text:span><text:span text:style-name="HTML_20_Typewriter"><text:span text:style-name="T2">path</text:span></text:span><text:span text:style-name="T2"> either from the current directory or from an optional </text:span><text:span text:style-name="HTML_20_Typewriter"><text:span text:style-name="T2">start</text:span></text:span><text:span text:style-name="T2"> directory. This is a path computation: the filesystem is not accessed to confirm the existence or nature of </text:span><text:span text:style-name="HTML_20_Typewriter"><text:span text:style-name="T2">path</text:span></text:span><text:span text:style-name="T2"> or </text:span><text:span text:style-name="HTML_20_Typewriter"><text:span text:style-name="T2">start</text:span></text:span><text:span text:style-name="T2">.</text:span></text:p>
            <text:p text:style-name="P47"><text:span text:style-name="HTML_20_Typewriter"><text:span text:style-name="T2">start</text:span></text:span><text:span text:style-name="T2"> defaults to </text:span><text:span text:style-name="HTML_20_Typewriter"><text:span text:style-name="T2">os.curdir</text:span></text:span><text:span text:style-name="T2">.</text:span></text:p>
          </table:table-cell>
          <table:table-cell table:style-name="Table1.B2" office:value-type="string">
            <text:p text:style-name="P48">Modify section:</text:p>
            <text:p text:style-name="P48">6 Header &lt;filesystem&gt; synopsis [fs.filesystem.synopsis]</text:p>
            <text:p text:style-name="Normal_20__28_Web_29_"><text:span text:style-name="T2">by adding the operational functions after </text:span><text:span text:style-name="HTML_20_Typewriter"><text:span text:style-name="T2">canonical</text:span></text:span><text:span text:style-name="T2">:</text:span></text:p>
            <text:p text:style-name="P13"/>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3"/>
            <text:p text:style-name="P17">Insert the section:</text:p>
            <text:p text:style-name="P13"/>
            <text:p text:style-name="P18">15.3 Relative [fs.op.relativ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47"><text:span text:style-name="Emphasis"><text:span text:style-name="T2">Overview</text:span></text:span><text:span text:style-name="T2">: Return a relative path of </text:span><text:span text:style-name="HTML_20_Typewriter"><text:span text:style-name="T2">p</text:span></text:span><text:span text:style-name="T2"> to the current directory or from an optional </text:span><text:span text:style-name="HTML_20_Typewriter"><text:span text:style-name="T2">to</text:span></text:span><text:span text:style-name="T2"> path.</text:span></text:p>
            <text:p text:style-name="P47"><text:soft-page-break/><text:span text:style-name="Emphasis"><text:span text:style-name="T2">Returns</text:span></text:span><text:span text:style-name="T2">: A relative path such that </text:span><text:span text:style-name="HTML_20_Typewriter"><text:span text:style-name="T2">canonical(to)/relative(p,to) == canonical(p)</text:span></text:span><text:span text:style-name="T2">, otherwise </text:span><text:span text:style-name="HTML_20_Typewriter"><text:span text:style-name="T2">path()</text:span></text:span><text:span text:style-name="T2">. If </text:span><text:span text:style-name="HTML_20_Typewriter"><text:span text:style-name="T2">canonical(to) == canonical(p)</text:span></text:span><text:span text:style-name="T2"> the path </text:span><text:span text:style-name="HTML_20_Typewriter"><text:span text:style-name="T2">path(".")</text:span></text:span><text:span text:style-name="T2"> is returned. For the overload without a </text:span><text:span text:style-name="HTML_20_Typewriter"><text:span text:style-name="T2">to</text:span></text:span><text:span text:style-name="T2"> argument, </text:span><text:span text:style-name="HTML_20_Typewriter"><text:span text:style-name="T2">to</text:span></text:span><text:span text:style-name="T2"> is </text:span><text:span text:style-name="HTML_20_Typewriter"><text:span text:style-name="T2">current_path()</text:span></text:span><text:span text:style-name="T2">. Signatures with argument </text:span><text:span text:style-name="HTML_20_Typewriter"><text:span text:style-name="T2">ec</text:span></text:span><text:span text:style-name="T2"> return </text:span><text:span text:style-name="HTML_20_Typewriter"><text:span text:style-name="T2">path()</text:span></text:span><text:span text:style-name="T2"> if an error occurs.</text:span></text:p>
            <text:p text:style-name="P47"><text:span text:style-name="Emphasis"><text:span text:style-name="T2">Throws</text:span></text:span><text:span text:style-name="T2">: As specified in Error reporting.</text:span></text:p>
            <text:p text:style-name="P47"><text:span text:style-name="Emphasis"><text:span text:style-name="T2">Remarks</text:span></text:span><text:span text:style-name="T2">: </text:span><text:span text:style-name="HTML_20_Typewriter"><text:span text:style-name="T2">!exists(p)</text:span></text:span><text:span text:style-name="T2"> or </text:span><text:span text:style-name="HTML_20_Typewriter"><text:span text:style-name="T2">!exists(to)</text:span></text:span><text:span text:style-name="T2"> or </text:span><text:span text:style-name="HTML_20_Typewriter"><text:span text:style-name="T2">!is_directory(to)</text:span></text:span><text:span text:style-name="T2"> is an error.</text:span></text:p>
            <text:p text:style-name="P17">and bump all following sections up by 0.1. Update the contents and any cross-references accordingly.</text:p>
            <text:p text:style-name="P17"/>
            <text:p text:style-name="P16"><text:span text:style-name="T2">Question: Should </text:span><text:span text:style-name="Emphasis"><text:span text:style-name="T2">Returns</text:span></text:span><text:span text:style-name="T2"> be specified in terms of equivalence? For example:</text:span></text:p>
            <text:p text:style-name="P16"><text:span text:style-name="HTML_20_Typewriter"><text:span text:style-name="T2">equivalent( canonical(to)/relative(p,to), canonical(p) )</text:span></text:span></text:p>
            <text:p text:style-name="P16"><text:span text:style-name="T2">Question: Should </text:span><text:span text:style-name="HTML_20_Typewriter"><text:span text:style-name="T2">canonical(to) == canonical(p)</text:span></text:span><text:span text:style-name="T2"> return </text:span><text:span text:style-name="HTML_20_Typewriter"><text:span text:style-name="T2">path(".")</text:span></text:span><text:span text:style-name="T2"> or </text:span><text:span text:style-name="HTML_20_Typewriter"><text:span text:style-name="T2">path()</text:span></text:span><text:span text:style-name="T2">? Why?</text:span></text:p>
            <text:p text:style-name="P16"><text:span text:style-name="T2">Question: Should </text:span><text:span text:style-name="HTML_20_Typewriter"><text:span text:style-name="T2">to</text:span></text:span><text:span text:style-name="T2"> be spelt </text:span><text:span text:style-name="HTML_20_Typewriter"><text:span text:style-name="T2">start</text:span></text:span><text:span text:style-name="T2">?</text:span></text:p>
            <text:p text:style-name="P27"/>
          </table:table-cell>
          <table:table-cell table:style-name="Table1.H2" office:value-type="string">
            <text:p text:style-name="P36">11</text:p>
          </table:table-cell>
        </table:table-row>
        <table:table-row table:style-name="Table1.1">
          <table:table-cell table:style-name="Table1.A2" office:value-type="string">
            <text:p text:style-name="P44">CH 8</text:p>
          </table:table-cell>
          <table:table-cell table:style-name="Table1.B2" office:value-type="string">
            <text:p text:style-name="P20"/>
          </table:table-cell>
          <table:table-cell table:style-name="Table1.B2" office:value-type="string">
            <text:p text:style-name="P19">6</text:p>
            <text:p text:style-name="P19">[fs.filesystem.synopsis],</text:p>
            <text:p text:style-name="P20">15.14 [fs.op.file_siz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text:span text:style-name="T24">uintmax_t </text:span><text:span text:style-name="T7">is specified to hold at least 64 bit. This is not enough for sizes beyond 4 exabytes.</text:span></text:p>
          </table:table-cell>
          <table:table-cell table:style-name="Table1.B2" office:value-type="string">
            <text:p text:style-name="P23"><text:span text:style-name="T7">Specify whether an implementation must provide a </text:span><text:span text:style-name="T24">uintmax_t </text:span><text:span text:style-name="T7">that can hold the maximum possible space and file size values.</text:span></text:p>
          </table:table-cell>
          <table:table-cell table:style-name="Table1.H2" office:value-type="string">
            <text:p text:style-name="P36">12</text:p>
          </table:table-cell>
        </table:table-row>
        <table:table-row table:style-name="Table1.1">
          <table:table-cell table:style-name="Table1.A2" office:value-type="string">
            <text:p text:style-name="P44">GB 5</text:p>
          </table:table-cell>
          <table:table-cell table:style-name="Table1.B2" office:value-type="string">
            <text:p text:style-name="P20">Page 10</text:p>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3">Duplicate word: "appropriate appropriate" appears in the last bullet in 7 [fs.err.report]</text:p>
          </table:table-cell>
          <table:table-cell table:style-name="Table1.B2" office:value-type="string">
            <text:p text:style-name="P48">Delete the duplicate</text:p>
          </table:table-cell>
          <table:table-cell table:style-name="Table1.H2" office:value-type="string">
            <text:p text:style-name="P29"/>
          </table:table-cell>
        </table:table-row>
        <table:table-row table:style-name="Table1.1">
          <table:table-cell table:style-name="Table1.A2" office:value-type="string">
            <text:p text:style-name="P44">US 11</text:p>
          </table:table-cell>
          <table:table-cell table:style-name="Table1.B2" office:value-type="string">
            <text:p text:style-name="P20"/>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9">The next-to-last sentence has a duplicated word: "...argument is set as appropriate appropriate for the specific error."</text:p>
          </table:table-cell>
          <table:table-cell table:style-name="Table1.B2" office:value-type="string">
            <text:p text:style-name="P25">Delete one instance of "appropriate."</text:p>
          </table:table-cell>
          <table:table-cell table:style-name="Table1.H2" office:value-type="string">
            <text:p text:style-name="P29"/>
          </table:table-cell>
        </table:table-row>
        <text:soft-page-break/>
        <table:table-row table:style-name="Table1.1">
          <table:table-cell table:style-name="Table1.A2" office:value-type="string">
            <text:p text:style-name="P44">CH 9</text:p>
          </table:table-cell>
          <table:table-cell table:style-name="Table1.B2" office:value-type="string">
            <text:p text:style-name="P20"/>
          </table:table-cell>
          <table:table-cell table:style-name="Table1.B2" office:value-type="string">
            <text:p text:style-name="P19">7 [fs.err.report], all</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The specification of the actual error conditions for the functions that specify Throws: As specified in Error reporting. is missing.</text:p>
          </table:table-cell>
          <table:table-cell table:style-name="Table1.B2" office:value-type="string">
            <text:p text:style-name="P24">Add those specifications.</text:p>
          </table:table-cell>
          <table:table-cell table:style-name="Table1.H2" office:value-type="string">
            <text:p text:style-name="P37">13</text:p>
          </table:table-cell>
        </table:table-row>
        <table:table-row table:style-name="Table1.1">
          <table:table-cell table:style-name="Table1.A2" office:value-type="string">
            <text:p text:style-name="P44">FI 6</text:p>
          </table:table-cell>
          <table:table-cell table:style-name="Table1.B2" office:value-type="string">
            <text:p text:style-name="P20"/>
          </table:table-cell>
          <table:table-cell table:style-name="Table1.B2" office:value-type="string">
            <text:p text:style-name="P20">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3">It doesn’t seem to be necessary to explicitly =default destructors.</text:p>
          </table:table-cell>
          <table:table-cell table:style-name="Table1.B2" office:value-type="string">
            <text:p text:style-name="P25">Remove superfluous declarations.</text:p>
          </table:table-cell>
          <table:table-cell table:style-name="Table1.H2" office:value-type="string">
            <text:p text:style-name="P29"/>
          </table:table-cell>
        </table:table-row>
        <table:table-row table:style-name="Table1.1">
          <table:table-cell table:style-name="Table1.A2" office:value-type="string">
            <text:p text:style-name="P44">GB 6</text:p>
          </table:table-cell>
          <table:table-cell table:style-name="Table1.B2" office:value-type="string">
            <text:p text:style-name="P20">Page 14</text:p>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3">Spurious whitespace in the grammar for directory-separator: "slash directory-separator" is indented more than the other three items.</text:p>
          </table:table-cell>
          <table:table-cell table:style-name="Table1.B2" office:value-type="string">
            <text:p text:style-name="P48">Align the four items</text:p>
          </table:table-cell>
          <table:table-cell table:style-name="Table1.H2" office:value-type="string">
            <text:p text:style-name="P29"/>
          </table:table-cell>
        </table:table-row>
        <table:table-row table:style-name="Table1.1">
          <table:table-cell table:style-name="Table1.A2" office:value-type="string">
            <text:p text:style-name="P44">US 12</text:p>
          </table:table-cell>
          <table:table-cell table:style-name="Table1.B2" office:value-type="string">
            <text:p text:style-name="P20"/>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second production in the grammar for </text:span><text:span text:style-name="T12">directory-separator</text:span><text:span text:style-name="T8"> is indented too far.</text:span></text:p>
          </table:table-cell>
          <table:table-cell table:style-name="Table1.B2" office:value-type="string">
            <text:p text:style-name="P26"><text:span text:style-name="T7">Align "</text:span><text:span text:style-name="T21">slash directory-separator</text:span><text:span text:style-name="T7">" with the other productions.</text:span></text:p>
          </table:table-cell>
          <table:table-cell table:style-name="Table1.H2" office:value-type="string">
            <text:p text:style-name="P29"/>
          </table:table-cell>
        </table:table-row>
        <table:table-row table:style-name="Table1.1">
          <table:table-cell table:style-name="Table1.A2" office:value-type="string">
            <text:p text:style-name="P44">US 13</text:p>
          </table:table-cell>
          <table:table-cell table:style-name="Table1.B2" office:value-type="string">
            <text:p text:style-name="P20"/>
          </table:table-cell>
          <table:table-cell table:style-name="Table1.B2" office:value-type="string">
            <text:p text:style-name="P20">8.3</text:p>
          </table:table-cell>
          <table:table-cell table:style-name="Table1.B2" office:value-type="string">
            <text:p text:style-name="P21">final bullet</text:p>
          </table:table-cell>
          <table:table-cell table:style-name="Table1.B2" office:value-type="string">
            <text:p text:style-name="P22">ed</text:p>
          </table:table-cell>
          <table:table-cell table:style-name="Table1.B2" office:value-type="string">
            <text:p text:style-name="Text_20_body"><text:span text:style-name="T8">The third option for the </text:span><text:span text:style-name="T13">Source</text:span><text:span text:style-name="T10"> template parameter is, "A character array that after array-to-pointer decay results in a pointer to a NTCTS." <text:s/>NTCTS is defined in 4.12 [fs.def.ntcts] as "a sequence of values of a given encoded character type terminated by that type's null character." <text:s/>Given that definition and the fact that array-to-pointer decay results in a pointer to the first element of the array, there does not appear to be a way for a character string to satisfy this requirement, since a single character cannot be a NTCTS.</text:span></text:p>
          </table:table-cell>
          <table:table-cell table:style-name="Table1.B2" office:value-type="string">
            <text:p text:style-name="P25">Reword to say, "A character array that is a NTCTS."</text:p>
          </table:table-cell>
          <table:table-cell table:style-name="Table1.H2" office:value-type="string">
            <text:p text:style-name="P29"/>
          </table:table-cell>
        </table:table-row>
        <table:table-row table:style-name="Table1.1">
          <table:table-cell table:style-name="Table1.A2" office:value-type="string">
            <text:p text:style-name="P44">GB 7</text:p>
          </table:table-cell>
          <table:table-cell table:style-name="Table1.B2" office:value-type="string">
            <text:p text:style-name="P20">Page 16</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Incorrect postcondition for copy/move constructor</text:p>
            <text:p text:style-name="P42">The postconditions for the copy/move constructor for path are shown as "empty()".</text:p>
            <text:p text:style-name="P43">This appears to have been incorrectly copied from the default ctor.</text:p>
          </table:table-cell>
          <table:table-cell table:style-name="Table1.B2" office:value-type="string">
            <text:p text:style-name="P48">Remove the 'postconditions' clause from the copy/move ctor.</text:p>
          </table:table-cell>
          <table:table-cell table:style-name="Table1.H2" office:value-type="string">
            <text:p text:style-name="P37">14</text:p>
          </table:table-cell>
        </table:table-row>
        <table:table-row table:style-name="Table1.1">
          <table:table-cell table:style-name="Table1.A2" office:value-type="string">
            <text:p text:style-name="P44">GB 8</text:p>
          </table:table-cell>
          <table:table-cell table:style-name="Table1.B2" office:value-type="string">
            <text:p text:style-name="P20">Page 17</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3">No specification for characters with no representation. The example at the end of 8.4.1 refers to "for other native narrow encodings some characters may have no representation" — what happens in such cases?</text:p>
            <text:p text:style-name="P43"/>
          </table:table-cell>
          <table:table-cell table:style-name="Table1.B2" office:value-type="string">
            <text:p text:style-name="P48">Add some definition of the behaviour for characters with no representation.</text:p>
          </table:table-cell>
          <table:table-cell table:style-name="Table1.H2" office:value-type="string">
            <text:p text:style-name="P37">15</text:p>
          </table:table-cell>
        </table:table-row>
        <table:table-row table:style-name="Table1.1">
          <table:table-cell table:style-name="Table1.A2" office:value-type="string">
            <text:p text:style-name="P44">US 14</text:p>
          </table:table-cell>
          <table:table-cell table:style-name="Table1.B2" office:value-type="string">
            <text:p text:style-name="P20"/>
          </table:table-cell>
          <table:table-cell table:style-name="Table1.B2" office:value-type="string">
            <text:p text:style-name="P20">8.4.1</text:p>
          </table:table-cell>
          <table:table-cell table:style-name="Table1.B2" office:value-type="string">
            <text:p text:style-name="P21">example</text:p>
          </table:table-cell>
          <table:table-cell table:style-name="Table1.B2" office:value-type="string">
            <text:p text:style-name="P22">ed</text:p>
          </table:table-cell>
          <table:table-cell table:style-name="Table1.B2" office:value-type="string">
            <text:p text:style-name="P49">The last line in the code of the example is missing a right parenthesis.</text:p>
          </table:table-cell>
          <table:table-cell table:style-name="Table1.B2" office:value-type="string">
            <text:p text:style-name="P25">Add a right parenthesis before the semicolon.</text:p>
          </table:table-cell>
          <table:table-cell table:style-name="Table1.H2" office:value-type="string">
            <text:p text:style-name="P29"/>
          </table:table-cell>
        </table:table-row>
        <table:table-row table:style-name="Table1.1">
          <table:table-cell table:style-name="Table1.A2" office:value-type="string">
            <text:p text:style-name="P44">CH 10</text:p>
          </table:table-cell>
          <table:table-cell table:style-name="Table1.B2" office:value-type="string">
            <text:p text:style-name="P20"/>
          </table:table-cell>
          <table:table-cell table:style-name="Table1.B2" office:value-type="string">
            <text:p text:style-name="P19">8.4.1 [path.constru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Postcondition for copy and move constructors is wrong.</text:p>
          </table:table-cell>
          <table:table-cell table:style-name="Table1.B2" office:value-type="string">
            <text:p text:style-name="P24">Remove wrong postcondition.</text:p>
          </table:table-cell>
          <table:table-cell table:style-name="Table1.H2" office:value-type="string">
            <text:p text:style-name="P37">See 14</text:p>
          </table:table-cell>
        </table:table-row>
        <table:table-row table:style-name="Table1.1">
          <table:table-cell table:style-name="Table1.A2" office:value-type="string">
            <text:p text:style-name="P44">CH 11</text:p>
          </table:table-cell>
          <table:table-cell table:style-name="Table1.B2" office:value-type="string">
            <text:p text:style-name="P20"/>
          </table:table-cell>
          <table:table-cell table:style-name="Table1.B2" office:value-type="string">
            <text:p text:style-name="P19">8.4.3 [path.append]</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text:span text:style-name="T7">Is the added separator redundant in </text:span><text:span text:style-name="T24">p1</text:span><text:span text:style-name="T7"> /= </text:span><text:span text:style-name="T24">p2</text:span><text:span text:style-name="T7">, where </text:span><text:span text:style-name="T24">p1</text:span><text:span text:style-name="T7"> is empty? </text:span></text:p>
            <text:p text:style-name="P42">I.e. does the result start with a separator?</text:p>
          </table:table-cell>
          <table:table-cell table:style-name="Table1.B2" office:value-type="string">
            <text:p text:style-name="P24">Specify what behaviour is required.</text:p>
          </table:table-cell>
          <table:table-cell table:style-name="Table1.H2" office:value-type="string">
            <text:p text:style-name="P37">16</text:p>
          </table:table-cell>
        </table:table-row>
        <table:table-row table:style-name="Table1.1">
          <table:table-cell table:style-name="Table1.A2" office:value-type="string">
            <text:p text:style-name="P44">GB 10</text:p>
          </table:table-cell>
          <table:table-cell table:style-name="Table1.B2" office:value-type="string">
            <text:p text:style-name="P20">Page 21</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3">Use of “concatined”</text:p>
          </table:table-cell>
          <table:table-cell table:style-name="Table1.B2" office:value-type="string">
            <text:p text:style-name="P48">In the Effects for replace_extension() change to concatenated in the phrase: "replacement is concatinated to the stored path".</text:p>
          </table:table-cell>
          <table:table-cell table:style-name="Table1.H2" office:value-type="string">
            <text:p text:style-name="P29"/>
          </table:table-cell>
        </table:table-row>
        <table:table-row table:style-name="Table1.1">
          <table:table-cell table:style-name="Table1.A2" office:value-type="string">
            <text:p text:style-name="P44">GB 9</text:p>
          </table:table-cell>
          <table:table-cell table:style-name="Table1.B2" office:value-type="string">
            <text:p text:style-name="P20">Page 20</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1"><text:span text:style-name="T7">Unusual form of post-condition. The phrasing of the postcondition for </text:span><text:soft-page-break/><text:span text:style-name="T7">clear() "this-&gt;empty() is true" differs from other similar postconditions throughout the ISO C++ standard and this TS.</text:span></text:p>
          </table:table-cell>
          <table:table-cell table:style-name="Table1.B2" office:value-type="string">
            <text:p text:style-name="P48">Postcondition: empty()</text:p>
          </table:table-cell>
          <table:table-cell table:style-name="Table1.H2" office:value-type="string">
            <text:p text:style-name="P29"/>
          </table:table-cell>
        </table:table-row>
        <table:table-row table:style-name="Table1.1">
          <table:table-cell table:style-name="Table1.A2" office:value-type="string">
            <text:p text:style-name="P44">CH 12</text:p>
          </table:table-cell>
          <table:table-cell table:style-name="Table1.B2" office:value-type="string">
            <text:p text:style-name="P20"/>
          </table:table-cell>
          <table:table-cell table:style-name="Table1.B2" office:value-type="string">
            <text:p text:style-name="P19">8.4.5 [path.modifier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As we have move semantics, member swap functions shouldn’t be necessary anymore.</text:p>
          </table:table-cell>
          <table:table-cell table:style-name="Table1.B2" office:value-type="string">
            <text:p text:style-name="P23"><text:span text:style-name="T7">Remove </text:span><text:span text:style-name="T24">swap()</text:span><text:span text:style-name="T7">.</text:span></text:p>
          </table:table-cell>
          <table:table-cell table:style-name="Table1.H2" office:value-type="string">
            <text:p text:style-name="P38">17</text:p>
          </table:table-cell>
        </table:table-row>
        <table:table-row table:style-name="Table1.1">
          <table:table-cell table:style-name="Table1.A2" office:value-type="string">
            <text:p text:style-name="P44">US 15</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s for </text:span><text:span text:style-name="T13">stem()</text:span><text:span text:style-name="T10"> and </text:span><text:span text:style-name="T13">extension()</text:span><text:span text:style-name="T10"> both contain the phrase, "...does not consist solely of one or to two periods." <text:s/>The word "to" seems extraneous.</text:span></text:p>
          </table:table-cell>
          <table:table-cell table:style-name="Table1.B2" office:value-type="string">
            <text:p text:style-name="P25">Omit "to" in both descriptions.</text:p>
          </table:table-cell>
          <table:table-cell table:style-name="Table1.H2" office:value-type="string">
            <text:p text:style-name="P29"/>
          </table:table-cell>
        </table:table-row>
        <table:table-row table:style-name="Table1.1">
          <table:table-cell table:style-name="Table1.A2" office:value-type="string">
            <text:p text:style-name="P44">US 16</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 for </text:span><text:span text:style-name="T13">stem()</text:span><text:span text:style-name="T10"> begins, "if </text:span><text:span text:style-name="T13">filename()</text:span><text:span text:style-name="T10"> contains a character but..." <text:s/>Comparison with the corresponding text in the </text:span><text:span text:style-name="T13">extension()</text:span><text:span text:style-name="T10"> entry suggests that this should apply when the name contains a period, not when it contains any character.</text:span></text:p>
          </table:table-cell>
          <table:table-cell table:style-name="Table1.B2" office:value-type="string">
            <text:p text:style-name="P26"><text:span text:style-name="T7">Replace the phrase with, "if </text:span><text:span text:style-name="T14">filename()</text:span><text:span text:style-name="T15"> contains a period but..."</text:span></text:p>
          </table:table-cell>
          <table:table-cell table:style-name="Table1.H2" office:value-type="string">
            <text:p text:style-name="P39"/>
          </table:table-cell>
        </table:table-row>
        <table:table-row table:style-name="Table1.1">
          <table:table-cell table:style-name="Table1.A2" office:value-type="string">
            <text:p text:style-name="P44">FI 7</text:p>
          </table:table-cell>
          <table:table-cell table:style-name="Table1.B2" office:value-type="string">
            <text:p text:style-name="P20"/>
          </table:table-cell>
          <table:table-cell table:style-name="Table1.B2" office:value-type="string">
            <text:p text:style-name="P20">8.4.10 path query [path.query]</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is_absolute says: “Returns: true if the elements of root_path() uniquely identify a file system location, else false.” The “uniquely identify a location” seems confusing in presence of symlinks.</text:p>
          </table:table-cell>
          <table:table-cell table:style-name="Table1.B2" office:value-type="string">
            <text:p text:style-name="P25">Clarify the returns clause so that there’s no confusion about symlinks and ‘location’.</text:p>
          </table:table-cell>
          <table:table-cell table:style-name="Table1.H2" office:value-type="string">
            <text:p text:style-name="P38">18</text:p>
          </table:table-cell>
        </table:table-row>
        <table:table-row table:style-name="Table1.1">
          <table:table-cell table:style-name="Table1.A2" office:value-type="string">
            <text:p text:style-name="P44">FI 8</text:p>
          </table:table-cell>
          <table:table-cell table:style-name="Table1.B2" office:value-type="string">
            <text:p text:style-name="P20"/>
          </table:table-cell>
          <table:table-cell table:style-name="Table1.B2" office:value-type="string">
            <text:p text:style-name="P20">8.6.1 path inserter and extractor [path.io]</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Note: Pathnames containing spaces require special handling by the user to avoid</text:p>
            <text:p text:style-name="P42">truncation when read by the extractor. --end note]” sounds like a quoted manipulator as specified in the C++14 draft in [quoted.manip] would be useful.</text:p>
          </table:table-cell>
          <table:table-cell table:style-name="Table1.B2" office:value-type="string">
            <text:p text:style-name="P25">Consider using quoted manipulators for stream insertion and extraction.</text:p>
          </table:table-cell>
          <table:table-cell table:style-name="Table1.H2" office:value-type="string">
            <text:p text:style-name="P38">19</text:p>
          </table:table-cell>
        </table:table-row>
        <table:table-row table:style-name="Table1.1">
          <table:table-cell table:style-name="Table1.A2" office:value-type="string">
            <text:p text:style-name="P44">GB 11</text:p>
          </table:table-cell>
          <table:table-cell table:style-name="Table1.B2" office:value-type="string">
            <text:p text:style-name="P20">Page 32</text:p>
          </table:table-cell>
          <table:table-cell table:style-name="Table1.B2" office:value-type="string">
            <text:p text:style-name="P20">10.2</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3">Confusing section titles for copy_options - <text:s/>use of "copy_file effects for", "copy effect for" and "copy effects"</text:p>
          </table:table-cell>
          <table:table-cell table:style-name="Table1.B2" office:value-type="string">
            <text:p text:style-name="P48">Use "copy effects for" consistently</text:p>
          </table:table-cell>
          <table:table-cell table:style-name="Table1.H2" office:value-type="string">
            <text:p text:style-name="P29"/>
          </table:table-cell>
        </table:table-row>
        <table:table-row table:style-name="Table1.1">
          <table:table-cell table:style-name="Table1.A2" office:value-type="string">
            <text:p text:style-name="P44">GB 13</text:p>
          </table:table-cell>
          <table:table-cell table:style-name="Table1.B2" office:value-type="string">
            <text:p text:style-name="P20">Page 38</text:p>
          </table:table-cell>
          <table:table-cell table:style-name="Table1.B2" office:value-type="string">
            <text:p text:style-name="P20">12.2</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1"><text:span text:style-name="T7">Incorrect variable name in postcondition - the postcondition on path() for replace_filename() is defined as </text:span><text:span text:style-name="T16">path().parent_path() / </text:span><text:span text:style-name="T17">s</text:span></text:p>
          </table:table-cell>
          <table:table-cell table:style-name="Table1.B2" office:value-type="string">
            <text:p text:style-name="Normal_20__28_Web_29_"><text:span text:style-name="T2">Define the postcondition on path() as </text:span><text:span text:style-name="T18">path().parent_path() / </text:span><text:span text:style-name="T19">p</text:span></text:p>
          </table:table-cell>
          <table:table-cell table:style-name="Table1.H2" office:value-type="string">
            <text:p text:style-name="P38">20</text:p>
          </table:table-cell>
        </table:table-row>
        <table:table-row table:style-name="Table1.1">
          <table:table-cell table:style-name="Table1.A2" office:value-type="string">
            <text:p text:style-name="P44">GB 12</text:p>
          </table:table-cell>
          <table:table-cell table:style-name="Table1.B2" office:value-type="string">
            <text:p text:style-name="P20">Page 38</text:p>
          </table:table-cell>
          <table:table-cell table:style-name="Table1.B2" office:value-type="string">
            <text:p text:style-name="P20">12.3</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3">Since operator== for directory_entry does not check status, it would be worth highlighting that operator== only checks that the paths match.</text:p>
          </table:table-cell>
          <table:table-cell table:style-name="Table1.B2" office:value-type="string">
            <text:p text:style-name="P48">Add [Note: does not include status values - end note]</text:p>
          </table:table-cell>
          <table:table-cell table:style-name="Table1.H2" office:value-type="string">
            <text:p text:style-name="P54">21</text:p>
          </table:table-cell>
        </table:table-row>
        <table:table-row table:style-name="Table1.1">
          <table:table-cell table:style-name="Table1.A2" office:value-type="string">
            <text:p text:style-name="P44">CH 13</text:p>
          </table:table-cell>
          <table:table-cell table:style-name="Table1.B2" office:value-type="string">
            <text:p text:style-name="P20"/>
          </table:table-cell>
          <table:table-cell table:style-name="Table1.B2" office:value-type="string">
            <text:p text:style-name="P19">14.1</text:p>
            <text:p text:style-name="P19">[class.rec.dir.itr.members</text:p>
            <text:p text:style-name="P19">]</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The behaviour of increment is underspecified: What happens if the implementation detects an endless loop (e.g. caused by links)? What happens with automounting and possible race conditions?</text:p>
            <text:p text:style-name="P42">More information on this can be found at &lt;http://man7.org/linux/manpages/man3/fts.3.html&gt;.</text:p>
          </table:table-cell>
          <table:table-cell table:style-name="Table1.B2" office:value-type="string">
            <text:p text:style-name="P24">Specify the required behaviour in these cases.</text:p>
          </table:table-cell>
          <table:table-cell table:style-name="Table1.H2" office:value-type="string">
            <text:p text:style-name="P54">22</text:p>
          </table:table-cell>
        </table:table-row>
        <table:table-row table:style-name="Table1.1">
          <table:table-cell table:style-name="Table1.A2" office:value-type="string">
            <text:p text:style-name="P44">CH 14</text:p>
          </table:table-cell>
          <table:table-cell table:style-name="Table1.B2" office:value-type="string">
            <text:p text:style-name="P20"/>
          </table:table-cell>
          <table:table-cell table:style-name="Table1.B2" office:value-type="string">
            <text:p text:style-name="P19">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text:span text:style-name="T7">Since </text:span><text:span text:style-name="T24">create_symlink()</text:span><text:span text:style-name="T27">, </text:span><text:span text:style-name="T24">create_hardlink()</text:span><text:span text:style-name="T27">, </text:span><text:span text:style-name="T7">and </text:span><text:span text:style-name="T24">create_directory() </text:span><text:span text:style-name="T7">exist, there’s no reason not to have a </text:span><text:span text:style-name="T24">create_regular_file() </text:span><text:span text:style-name="T7">function.</text:span></text:p>
          </table:table-cell>
          <table:table-cell table:style-name="Table1.B2" office:value-type="string">
            <text:p text:style-name="P23"><text:span text:style-name="T7">Consider adding a function </text:span><text:span text:style-name="T24">create_regular_file()</text:span><text:span text:style-name="T7"> with the behaviour of the </text:span><text:span text:style-name="T27">POSIX </text:span><text:span text:style-name="T24">touch</text:span><text:span text:style-name="T7"> command.</text:span></text:p>
          </table:table-cell>
          <table:table-cell table:style-name="Table1.H2" office:value-type="string">
            <text:p text:style-name="P54">23</text:p>
          </table:table-cell>
        </table:table-row>
        <table:table-row table:style-name="Table1.1">
          <table:table-cell table:style-name="Table1.A2" office:value-type="string">
            <text:p text:style-name="P44">GB 14</text:p>
          </table:table-cell>
          <table:table-cell table:style-name="Table1.B2" office:value-type="string">
            <text:p text:style-name="P20">Page 46</text:p>
          </table:table-cell>
          <table:table-cell table:style-name="Table1.B2" office:value-type="string">
            <text:p text:style-name="P20">15.3</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Incorrect effects clause for path copy - the effect clause for copy [fs.op.copy] includes "equivalent(f, t)" — there is no equivalent() function defined for variables of this type (file_status)</text:p>
          </table:table-cell>
          <table:table-cell table:style-name="Table1.B2" office:value-type="string">
            <text:p text:style-name="P48">Replace with "equivalent(from, to)"</text:p>
          </table:table-cell>
          <table:table-cell table:style-name="Table1.H2" office:value-type="string">
            <text:p text:style-name="P54">24</text:p>
          </table:table-cell>
        </table:table-row>
        <text:soft-page-break/>
        <table:table-row table:style-name="Table1.1">
          <table:table-cell table:style-name="Table1.A2" office:value-type="string">
            <text:p text:style-name="P44">CH 15</text:p>
          </table:table-cell>
          <table:table-cell table:style-name="Table1.B2" office:value-type="string">
            <text:p text:style-name="P20"/>
          </table:table-cell>
          <table:table-cell table:style-name="Table1.B2" office:value-type="string">
            <text:p text:style-name="P19">15.4 [fs.op.copy_fil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Even if to and from are different paths, they may be equivalent.</text:p>
          </table:table-cell>
          <table:table-cell table:style-name="Table1.B2" office:value-type="string">
            <text:p text:style-name="Standard"><text:span text:style-name="T8">Specify what happens if (</text:span><text:span text:style-name="T25">options &amp; copy_options::overwrite_existing</text:span><text:span text:style-name="T8">) but from and to resolve to the same file.</text:span></text:p>
          </table:table-cell>
          <table:table-cell table:style-name="Table1.H2" office:value-type="string">
            <text:p text:style-name="P29"/>
          </table:table-cell>
        </table:table-row>
        <table:table-row table:style-name="Table1.1">
          <table:table-cell table:style-name="Table1.A2" office:value-type="string">
            <text:p text:style-name="P44">CH 16</text:p>
          </table:table-cell>
          <table:table-cell table:style-name="Table1.B2" office:value-type="string">
            <text:p text:style-name="P20"/>
          </table:table-cell>
          <table:table-cell table:style-name="Table1.B2" office:value-type="string">
            <text:p text:style-name="P19">15.13 [fs.op.equival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Equivalence is a volatile property.</text:p>
          </table:table-cell>
          <table:table-cell table:style-name="Table1.B2" office:value-type="string">
            <text:p text:style-name="P24">Consider adding a note that equivalence cannot be determined race-free.</text:p>
          </table:table-cell>
          <table:table-cell table:style-name="Table1.H2" office:value-type="string">
            <text:p text:style-name="P29"/>
          </table:table-cell>
        </table:table-row>
        <table:table-row table:style-name="Table1.1">
          <table:table-cell table:style-name="Table1.A2" office:value-type="string">
            <text:p text:style-name="P44">FI 9</text:p>
          </table:table-cell>
          <table:table-cell table:style-name="Table1.B2" office:value-type="string">
            <text:p text:style-name="P20"/>
          </table:table-cell>
          <table:table-cell table:style-name="Table1.B2" office:value-type="string">
            <text:p text:style-name="P20">15.15 Hard link count [fs.op.hard_lk_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The signature with argument ec returns static_cast&lt;uintmax_t&gt;(-1) if an error occurs.”, one would expect that BOTH signatures return that if an error occurs?</text:p>
          </table:table-cell>
          <table:table-cell table:style-name="Table1.B2" office:value-type="string">
            <text:p text:style-name="P25">Clarify the Returns clause, and apply the same for every function that returns an uintmax_t where applicable.</text:p>
          </table:table-cell>
          <table:table-cell table:style-name="Table1.H2" office:value-type="string">
            <text:p text:style-name="P29"/>
          </table:table-cell>
        </table:table-row>
        <table:table-row table:style-name="Table1.1">
          <table:table-cell table:style-name="Table1.A2" office:value-type="string">
            <text:p text:style-name="P44">GB 15</text:p>
          </table:table-cell>
          <table:table-cell table:style-name="Table1.B2" office:value-type="string">
            <text:p text:style-name="P20">Page 56</text:p>
          </table:table-cell>
          <table:table-cell table:style-name="Table1.B2" office:value-type="string">
            <text:p text:style-name="P20">15.2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The constraint on last_write_time is too weak: It is noted that the postcondition of last_write_time(p) == new_time is not specified since it might not hold for file systems with coarse time granularity.</text:p>
            <text:p text:style-name="P43">However, might it be possible to have a postcondition that last_write_time(p) &lt;= new_time ?</text:p>
          </table:table-cell>
          <table:table-cell table:style-name="Table1.B2" office:value-type="string">
            <text:p text:style-name="P48">Add postcondition: last_write_time(p) &lt;= new_time</text:p>
          </table:table-cell>
          <table:table-cell table:style-name="Table1.H2" office:value-type="string">
            <text:p text:style-name="P29"/>
          </table:table-cell>
        </table:table-row>
        <table:table-row table:style-name="Table1.1">
          <table:table-cell table:style-name="Table1.A2" office:value-type="string">
            <text:p text:style-name="P44">GB 16</text:p>
          </table:table-cell>
          <table:table-cell table:style-name="Table1.B2" office:value-type="string">
            <text:p text:style-name="P20">Page 57</text:p>
          </table:table-cell>
          <table:table-cell table:style-name="Table1.B2" office:value-type="string">
            <text:p text:style-name="P20">15.27</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Unclear semantics of read_symlink on error: 15.27 [fs.op.read_symlink] has: Returns: If p resolves to a symbolic link, a path object containing the contents of that symbolic link. Otherwise path(). and also [Note: It is an error if p does not resolve to a symbolic link. -- end note]</text:p>
            <text:p text:style-name="P42">I do not believe path() can be a valid return for the overload not taking error_code.</text:p>
          </table:table-cell>
          <table:table-cell table:style-name="Table1.B2" office:value-type="string">
            <text:p text:style-name="P48">Strike "Otherwise path(). "</text:p>
          </table:table-cell>
          <table:table-cell table:style-name="Table1.H2" office:value-type="string">
            <text:p text:style-name="P29"/>
          </table:table-cell>
        </table:table-row>
        <table:table-row table:style-name="Table1.1">
          <table:table-cell table:style-name="Table1.A2" office:value-type="string">
            <text:p text:style-name="P44">CH 17</text:p>
          </table:table-cell>
          <table:table-cell table:style-name="Table1.B2" office:value-type="string">
            <text:p text:style-name="P20"/>
          </table:table-cell>
          <table:table-cell table:style-name="Table1.B2" office:value-type="string">
            <text:p text:style-name="P19">15.28 [fs.op.remov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2">The specification can be read to require the existence test. As this introduces a race, the existence test must not happen.</text:p>
          </table:table-cell>
          <table:table-cell table:style-name="Table1.B2" office:value-type="string">
            <text:p text:style-name="P24">Change to: “Effects: p is removed as if by</text:p>
            <text:p text:style-name="P23"><text:span text:style-name="T28">POSIX </text:span><text:span text:style-name="T26">remove()</text:span><text:span text:style-name="T7">.”</text:span></text:p>
          </table:table-cell>
          <table:table-cell table:style-name="Table1.H2" office:value-type="string">
            <text:p text:style-name="P29"/>
          </table:table-cell>
        </table:table-row>
        <table:table-row table:style-name="Table1.1">
          <table:table-cell table:style-name="Table1.A2" office:value-type="string">
            <text:p text:style-name="P44">CH 18</text:p>
          </table:table-cell>
          <table:table-cell table:style-name="Table1.B2" office:value-type="string">
            <text:p text:style-name="P20"/>
          </table:table-cell>
          <table:table-cell table:style-name="Table1.B2" office:value-type="string">
            <text:p text:style-name="P19">15.30 [fs.op.r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text:span text:style-name="T27">POSIX</text:span><text:span text:style-name="T7"> guarantees some kind of atomicity for </text:span><text:span text:style-name="T24">rename()</text:span><text:span text:style-name="T7">.</text:span></text:p>
          </table:table-cell>
          <table:table-cell table:style-name="Table1.B2" office:value-type="string">
            <text:p text:style-name="P28"><text:span text:style-name="T7">Clarify that </text:span><text:span text:style-name="T27">POSIX</text:span><text:span text:style-name="T7">’ </text:span><text:span text:style-name="T24">rename()</text:span><text:span text:style-name="T7"> guarantee “If the rename() function fails for any reason other than [EIO], any file named by new shall be unaffected.” holds for C++ as well.</text:span></text:p>
          </table:table-cell>
          <table:table-cell table:style-name="Table1.H2" office:value-type="string">
            <text:p text:style-name="P29"/>
          </table:table-cell>
        </table:table-row>
        <table:table-row table:style-name="Table1.1">
          <table:table-cell table:style-name="Table1.A2" office:value-type="string">
            <text:p text:style-name="P44">FI 10</text:p>
          </table:table-cell>
          <table:table-cell table:style-name="Table1.B2" office:value-type="string">
            <text:p text:style-name="P20"/>
          </table:table-cell>
          <table:table-cell table:style-name="Table1.B2" office:value-type="string">
            <text:p text:style-name="P20">15.36 System complete [fs.op.system_complete]</text:p>
          </table:table-cell>
          <table:table-cell table:style-name="Table1.B2" office:value-type="string">
            <text:p text:style-name="P21"/>
          </table:table-cell>
          <table:table-cell table:style-name="Table1.B2" office:value-type="string">
            <text:p text:style-name="P22"/>
          </table:table-cell>
          <table:table-cell table:style-name="Table1.B2" office:value-type="string">
            <text:p text:style-name="P42">“[Example: For POSIX based operating systems, system_complete(p)</text:p>
            <text:p text:style-name="P42">has the same semantics as complete(p, current_path()).” What is this ‘complete’ that is referred here? </text:p>
          </table:table-cell>
          <table:table-cell table:style-name="Table1.B2" office:value-type="string">
            <text:p text:style-name="P25">Clarify the example.</text:p>
          </table:table-cell>
          <table:table-cell table:style-name="Table1.H2" office:value-type="string">
            <text:p text:style-name="P29"/>
          </table:table-cell>
        </table:table-row>
        <table:table-row table:style-name="Table1.1">
          <table:table-cell table:style-name="Table1.A61" office:value-type="string">
            <text:p text:style-name="P44">CH 19</text:p>
          </table:table-cell>
          <table:table-cell table:style-name="Table1.B61" office:value-type="string">
            <text:p text:style-name="P20"/>
          </table:table-cell>
          <table:table-cell table:style-name="Table1.B61" office:value-type="string">
            <text:p text:style-name="P19">15.38</text:p>
            <text:p text:style-name="P19">[fs.op.unique_path]</text:p>
          </table:table-cell>
          <table:table-cell table:style-name="Table1.B61" office:value-type="string">
            <text:p text:style-name="P21"/>
          </table:table-cell>
          <table:table-cell table:style-name="Table1.B61" office:value-type="string">
            <text:p text:style-name="P22">te</text:p>
          </table:table-cell>
          <table:table-cell table:style-name="Table1.B61" office:value-type="string">
            <text:p text:style-name="P40"><text:span text:style-name="T27">unique_path() </text:span><text:span text:style-name="T7">is a security vulnerability. As the Linux manual page for the similar function </text:span><text:span text:style-name="T27">tmpnam() </text:span><text:span text:style-name="T7">writes in the </text:span><text:span text:style-name="T27">“BUGS” </text:span><text:span text:style-name="T7">section: “Never use this function. Use </text:span><text:span text:style-name="T27">mkstemp(3) </text:span><text:span text:style-name="T7">or </text:span><text:span text:style-name="T27">tmpfile(3)</text:span><text:span text:style-name="T7"> instead.” </text:span><text:span text:style-name="T27">mkstemp() </text:span><text:span text:style-name="T7">and </text:span><text:span text:style-name="T27">tmpfile() </text:span><text:span text:style-name="T7">avoid the inherent race condition of</text:span><text:span text:style-name="T27"> unique_path() </text:span><text:span text:style-name="T7">by returning an open file descriptor or</text:span><text:span text:style-name="T27"> FILE *.</text:span></text:p>
          </table:table-cell>
          <table:table-cell table:style-name="Table1.B61" office:value-type="string">
            <text:p text:style-name="P23"><text:span text:style-name="T7">Remove this function. Consider providing a function </text:span><text:span text:style-name="T24">create_unique_directory()</text:span><text:span text:style-name="T7">. If it fits the scope of the proposed TS, consider providing functions </text:span><text:span text:style-name="T24">create_unique_file()</text:span><text:span text:style-name="T7"> that returns </text:span><text:span text:style-name="T24">ifstream</text:span><text:span text:style-name="T27">, </text:span><text:span text:style-name="T24">ofstream </text:span><text:span text:style-name="T7">and </text:span><text:span text:style-name="T24">iofstream</text:span><text:span text:style-name="T7">.</text:span></text:p>
          </table:table-cell>
          <table:table-cell table:style-name="Table1.H61" office:value-type="string">
            <text:p text:style-name="P29"/>
          </table:table-cell>
        </table:table-row>
      </table:table>
      <text:p text:style-name="Standard"/>
      <text:p text:style-name="P14"><text:soft-page-break/>H:\cc51\Public\SC 22 Project\4900\CommentFiles\ISO_IEC PDTS 18822_ANSI.doc: Collation successful</text:p>
      <text:p text:style-name="P14">H:\cc51\Public\SC 22 Project\4900\CommentFiles\ISO_IEC PDTS 18822_BSI.doc: Collation successful</text:p>
      <text:p text:style-name="P14">H:\cc51\Public\SC 22 Project\4900\CommentFiles\ISO_IEC PDTS 18822_SFS.doc: Collation successful</text:p>
      <text:p text:style-name="P14">H:\cc51\Public\SC 22 Project\4900\CommentFiles\ISO_IEC PDTS 18822_SNV.doc: Collation successful</text:p>
      <text:p text:style-name="P14">Collation of <text:s/>files was successful. Number of collated files : 4</text:p>
      <text:p text:style-name="P14">SELECTED <text:s text:c="10"/>(number of files): <text:s/>4 .</text:p>
      <text:p text:style-name="P14">FILES IN THIS GROUP(number of files): <text:s/>4.</text:p>
      <text:p text:style-name="P14">PASSED TEST <text:s text:c="7"/>(number of files): <text:s/>4.</text:p>
      <text:p text:style-name="P14">FAILED TEST <text:s text:c="7"/>(number of files): <text:s/>0.</text:p>
      <text:p text:style-name="P14"><text:bookmark text:name="_GoBack"/>KEY:</text:p>
      <text:p text:style-name="P14"><text:tab/>US - United States</text:p>
      <text:p text:style-name="P14"><text:tab/>GB - Great Britain</text:p>
      <text:p text:style-name="P14"><text:tab/>FI - Finland</text:p>
      <text:p text:style-name="P14"><text:tab/>CH - Switzerla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language-asian="ko" style:country-asian="KR"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fo:color="#000000" style:font-name="Arial2" fo:font-size="10pt" style:font-name-asian="Times New Roman1" style:font-size-asian="10pt" style:language-asian="en" style:country-asian="US" style:font-name-complex="Arial3" style:font-size-complex="10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ISO_5f_MB" style:display-name="ISO_MB"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lause" style:display-name="ISO_Claus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Paragraph" style:display-name="ISO_Paragraph"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omm_5f_Type" style:display-name="ISO_Comm_Typ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hange" style:display-name="ISO_Chang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Secret_5f_Observations" style:display-name="ISO_Secret_Observations"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omments" style:display-name="ISO_Comments" style:family="paragraph" style:parent-style-name="Standard" style:default-outline-level="">
      <style:paragraph-properties fo:margin-top="0.1457in" fo:margin-bottom="0in" style:contextual-spacing="false" fo:line-height="0.1457in"/>
      <style:text-properties style:font-name="Arial2" fo:font-size="9pt" fo:language="en" fo:country="GB" style:font-name-asian="Times New Roman1" style:font-size-asian="9pt" style:language-asian="en" style:country-asian="US" style:font-size-complex="10pt"/>
    </style:style>
    <style:style style:name="Normal_20__28_Web_29_" style:display-name="Normal (Web)" style:family="paragraph" style:parent-style-name="Standard" style:default-outline-level="">
      <style:paragraph-properties fo:margin-top="0.0193in" fo:margin-bottom="0.0193in" style:contextual-spacing="false"/>
      <style:text-properties style:font-name="Arial Unicode MS" fo:language="en" fo:country="GB" style:font-name-asian="Arial Unicode MS1" style:language-asian="en" style:country-asian="US" style:font-name-complex="Arial Unicode MS1"/>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size="10pt" fo:language="en" fo:country="GB" style:font-name-asian="Arial Unicode MS1" style:font-size-asian="10pt" style:language-asian="en" style:country-asian="US" style:font-name-complex="Arial Unicode MS1"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ko" style:country-asian="KR" style:font-size-complex="12pt"/>
    </style:style>
    <style:style style:name="Footer_20_Char" style:display-name="Footer Char" style:family="text" style:parent-style-name="Default_20_Paragraph_20_Font">
      <style:text-properties fo:font-size="12pt" style:font-size-asian="12pt" style:language-asian="ko" style:country-asian="KR" style:font-size-complex="12pt"/>
    </style:style>
    <style:style style:name="Body_20_Text_20_Char" style:display-name="Body Text Char" style:family="text" style:parent-style-name="Default_20_Paragraph_20_Font">
      <style:text-properties fo:color="#000000" style:font-name="Arial2" style:font-name-asian="Times New Roman1" style:font-name-complex="Arial3"/>
    </style:style>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Arial Unicode MS" fo:font-size="10pt" style:font-name-asian="Arial Unicode MS1" style:font-size-asian="10pt" style:font-name-complex="Arial Unicode MS1" style:font-size-complex="10pt"/>
    </style:style>
    <style:style style:name="HTML_20_Preformatted_20_Char" style:display-name="HTML Preformatted Char" style:family="text" style:parent-style-name="Default_20_Paragraph_20_Font">
      <style:text-properties style:font-name="Arial Unicode MS" fo:language="en" fo:country="GB" style:font-name-asian="Arial Unicode MS1" style:font-name-complex="Arial Unicode MS1"/>
    </style:style>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icon" style:family="text" style:parent-style-name="Default_20_Paragraph_20_Font"/>
    <style:style style:name="Emphasis" style:family="text">
      <style:text-properties fo:font-style="italic" style:font-style-asian="italic" style:font-style-complex="italic"/>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10.4167in" fo:margin-left="-0.0333in" fo:margin-top="0in" fo:margin-bottom="0in" table:align="left" style:writing-mode="lr-tb"/>
    </style:style>
    <style:style style:name="Table2.A" style:family="table-column">
      <style:table-column-properties style:column-width="5.3736in"/>
    </style:style>
    <style:style style:name="Table2.B" style:family="table-column">
      <style:table-column-properties style:column-width="1.6722in"/>
    </style:style>
    <style:style style:name="Table2.C" style:family="table-column">
      <style:table-column-properties style:column-width="2.1653in"/>
    </style:style>
    <style:style style:name="Table2.D" style:family="table-column">
      <style:table-column-properties style:column-width="1.2056in"/>
    </style:style>
    <style:style style:name="Table2.1" style:family="table-row">
      <style:table-row-properties style:min-row-height="0.2361in" fo:keep-together="auto"/>
    </style:style>
    <style:style style:name="Table2.A1" style:family="table-cell">
      <style:table-cell-properties style:vertical-align="middle" fo:background-color="#ffffff" fo:padding-left="0.0333in" fo:padding-right="0.0333in" fo:padding-top="0in" fo:padding-bottom="0in" fo:border-left="none" fo:border-right="0.5pt solid #00000a" fo:border-top="none" fo:border-bottom="none">
        <style:background-image/>
      </style:table-cell-properties>
    </style:style>
    <style:style style:name="Table2.B1" style:family="table-cell">
      <style:table-cell-properties style:vertical-align="middle" fo:background-color="#ffffff" fo:padding-left="0.0333in" fo:padding-right="0.0333in" fo:padding-top="0in" fo:padding-bottom="0in" fo:border="0.5pt solid #00000a">
        <style:background-image/>
      </style:table-cell-properties>
    </style:style>
    <style:style style:name="Table3" style:family="table">
      <style:table-properties style:width="10.425in" fo:margin-left="-0.0368in" fo:margin-top="0in" fo:margin-bottom="0in" table:align="left" style:writing-mode="lr-tb"/>
    </style:style>
    <style:style style:name="Table3.A" style:family="table-column">
      <style:table-column-properties style:column-width="0.416in"/>
    </style:style>
    <style:style style:name="Table3.B" style:family="table-column">
      <style:table-column-properties style:column-width="0.6229in"/>
    </style:style>
    <style:style style:name="Table3.C" style:family="table-column">
      <style:table-column-properties style:column-width="0.8611in"/>
    </style:style>
    <style:style style:name="Table3.D" style:family="table-column">
      <style:table-column-properties style:column-width="0.3583in"/>
    </style:style>
    <style:style style:name="Table3.E" style:family="table-column">
      <style:table-column-properties style:column-width="0.45in"/>
    </style:style>
    <style:style style:name="Table3.F" style:family="table-column">
      <style:table-column-properties style:column-width="3.9in"/>
    </style:style>
    <style:style style:name="Table3.G" style:family="table-column">
      <style:table-column-properties style:column-width="3.4167in"/>
    </style:style>
    <style:style style:name="Table3.H" style:family="table-column">
      <style:table-column-properties style:column-width="0.4in"/>
    </style:style>
    <style:style style:name="Table3.1" style:family="table-row">
      <style:table-row-properties style:min-row-height="0.1965in" fo:keep-together="auto"/>
    </style:style>
    <style:style style:name="Table3.A1" style:family="table-cell">
      <style:table-cell-properties fo:background-color="#ffffff" fo:padding-left="0.0368in" fo:padding-right="0.0333in" fo:padding-top="0in" fo:padding-bottom="0in" fo:border="0.5pt solid #00000a">
        <style:background-image/>
      </style:table-cell-properties>
    </style:style>
    <style:style style:name="M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MP2" style:family="paragraph" style:parent-style-name="Header">
      <style:text-properties style:font-name="Arial2" fo:font-size="9pt" style:font-size-asian="9pt" style:font-name-complex="Arial3"/>
    </style:style>
    <style:style style:name="MP3" style:family="paragraph" style:parent-style-name="Header">
      <style:paragraph-properties fo:margin-top="0.0693in" fo:margin-bottom="0.0417in" style:contextual-spacing="false" fo:line-height="0.1665in" fo:text-align="center" style:justify-single-word="false"/>
    </style:style>
    <style:style style:name="M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M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MP6"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M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M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MT1" style:family="text">
      <style:text-properties style:font-name="Arial2" fo:font-size="9pt" style:font-size-asian="9pt" style:font-name-complex="Arial3"/>
    </style:style>
    <style:style style:name="MT2" style:family="text">
      <style:text-properties style:font-name="Arial2" fo:font-size="9pt" fo:font-weight="bold" style:font-size-asian="9pt" style:font-weight-asian="bold" style:font-name-complex="Arial3"/>
    </style:style>
    <style:style style:name="MT3" style:family="text">
      <style:text-properties style:text-position="super 58%" style:font-name="Arial2" fo:font-size="8pt" fo:font-weight="bold" style:font-size-asian="8pt" style:font-weight-asian="bold" style:font-name-complex="Arial3"/>
    </style:style>
    <style:style style:name="MT4" style:family="text">
      <style:text-properties style:font-name="Arial2" fo:font-size="8pt" style:font-size-asian="8pt" style:font-name-complex="Arial3"/>
    </style:style>
    <style:style style:name="MT5" style:family="text">
      <style:text-properties style:font-name="Arial2" fo:font-size="8pt" fo:font-weight="bold" style:font-size-asian="8pt" style:font-weight-asian="bold" style:font-name-complex="Arial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1965in" fo:margin-left="0in" fo:margin-right="0in" fo:margin-top="0.157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MP1">PDTS National Body Comments Tracker</text:p>
            </table:table-cell>
            <table:table-cell table:style-name="Table2.B1" office:value-type="string">
              <text:p text:style-name="Header"><text:span text:style-name="MT1">Date:</text:span><text:span text:style-name="MT1"><text:date style:data-style-name="N84" text:date-value="2014-02-04T08:25:36.847999761">2014-02-04</text:date></text:span></text:p>
            </table:table-cell>
            <table:table-cell table:style-name="Table2.B1" office:value-type="string">
              <text:p text:style-name="MP2">Document: </text:p>
            </table:table-cell>
            <table:table-cell table:style-name="Table2.B1" office:value-type="string">
              <text:p text:style-name="MP2">Project: </text:p>
            </table:table-cell>
          </table:table-row>
        </table:table>
        <text:p text:style-name="M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MP3"><text:span text:style-name="MT2">MB/<text:line-break/>NC</text:span><text:span text:style-name="MT3">1</text:span></text:p>
            </table:table-cell>
            <table:table-cell table:style-name="Table3.A1" office:value-type="string">
              <text:p text:style-name="MP4">Line number</text:p>
            </table:table-cell>
            <table:table-cell table:style-name="Table3.A1" office:value-type="string">
              <text:p text:style-name="MP4">Clause/<text:line-break/>Subclause</text:p>
            </table:table-cell>
            <table:table-cell table:style-name="Table3.A1" office:value-type="string">
              <text:p text:style-name="MP5">¶</text:p>
            </table:table-cell>
            <table:table-cell table:style-name="Table3.A1" office:value-type="string">
              <text:p text:style-name="MP4">Type</text:p>
            </table:table-cell>
            <table:table-cell table:style-name="Table3.A1" office:value-type="string">
              <text:p text:style-name="MP4">Comments</text:p>
            </table:table-cell>
            <table:table-cell table:style-name="Table3.A1" office:value-type="string">
              <text:p text:style-name="MP4">Proposed change</text:p>
            </table:table-cell>
            <table:table-cell table:style-name="Table3.A1" office:value-type="string">
              <text:p text:style-name="MP6">Issue<text:line-break/>#</text:p>
            </table:table-cell>
          </table:table-row>
        </table:table>
        <text:p text:style-name="MP2"/>
      </style:header>
      <style:footer>
        <text:p text:style-name="MP7"><text:span text:style-name="MT4">1<text:tab/></text:span><text:span text:style-name="MT5">MB</text:span><text:span text:style-name="MT4"> = Member body / </text:span><text:span text:style-name="MT5">NC</text:span><text:span text:style-name="MT4"> = National Committee (enter the ISO 3166 two-letter country code, e.g. CN for China; comments from the ISO/CS editing unit are identified by **)</text:span></text:p>
        <text:p text:style-name="MP7"><text:span text:style-name="MT4">2<text:tab/></text:span><text:span text:style-name="MT5">Type of comment:<text:tab/>ge</text:span><text:span text:style-name="MT4"> = general<text:tab/></text:span><text:span text:style-name="MT5">te </text:span><text:span text:style-name="MT4"><text:s/>= technical<text:tab/></text:span><text:span text:style-name="MT5">ed</text:span><text:span text:style-name="MT4"> = editorial</text:span></text:p>
        <text:p text:style-name="MP8"><text:span text:style-name="MT4">Page </text:span><text:span text:style-name="MT4"><text:page-number text:select-page="current">8</text:page-number></text:span><text:span text:style-name="MT4"> of </text:span><text:span text:style-name="MT4"><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sa Peacock</meta:initial-creator>
    <meta:editing-cycles>22</meta:editing-cycles>
    <meta:creation-date>2014-01-31T13:58:00</meta:creation-date>
    <dc:date>2014-02-04T08:25:36.827000000</dc:date>
    <meta:editing-duration>PT5H39M30S</meta:editing-duration>
    <meta:generator>LibreOffice/4.1.1.2$Windows_x86 LibreOffice_project/7e4286b58adc75a14f6d83f53a03b6c11fa2903</meta:generator>
    <meta:print-date>2014-02-02T08:03:27.129000000</meta:print-date>
    <meta:document-statistic meta:table-count="3" meta:image-count="0" meta:object-count="0" meta:page-count="8" meta:paragraph-count="442" meta:word-count="3232" meta:character-count="20616" meta:non-whitespace-character-count="17762"/>
    <meta:user-defined meta:name="AppVersion">12.0000</meta:user-defined>
    <meta:user-defined meta:name="Company">American National Standards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